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77.95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51.14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dane3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5" table:default-cell-style-name="ce4"/>
        <table:table-column table:style-name="co12" table:default-cell-style-name="ce3"/>
        <table:table-column table:style-name="co13" table:default-cell-style-name="ce3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time_s</text:p>
          </table:table-cell>
          <table:table-cell table:style-name="ce1" office:value-type="string" calcext:value-type="string">
            <text:p>comp_s</text:p>
          </table:table-cell>
          <table:table-cell table:style-name="ce1" office:value-type="string" calcext:value-type="string">
            <text:p>swaps_s</text:p>
          </table:table-cell>
          <table:table-cell table:style-name="ce1" office:value-type="string" calcext:value-type="string">
            <text:p>s_c_max</text:p>
          </table:table-cell>
          <table:table-cell table:style-name="ce1" office:value-type="string" calcext:value-type="string">
            <text:p>s_c_min</text:p>
          </table:table-cell>
          <table:table-cell table:style-name="ce1" office:value-type="string" calcext:value-type="string">
            <text:p>STDEV s_c</text:p>
          </table:table-cell>
          <table:table-cell table:style-name="ce1" office:value-type="string" calcext:value-type="string">
            <text:p>AVERAGE s_c</text:p>
          </table:table-cell>
          <table:table-cell table:style-name="ce1" office:value-type="string" calcext:value-type="string">
            <text:p>time_rs</text:p>
          </table:table-cell>
          <table:table-cell table:style-name="ce1" office:value-type="string" calcext:value-type="string">
            <text:p>comp_rs</text:p>
          </table:table-cell>
          <table:table-cell table:style-name="ce1" office:value-type="string" calcext:value-type="string">
            <text:p>swaps_rs</text:p>
          </table:table-cell>
          <table:table-cell table:style-name="ce1" office:value-type="string" calcext:value-type="string">
            <text:p>rs_c_max</text:p>
          </table:table-cell>
          <table:table-cell table:style-name="ce1" office:value-type="string" calcext:value-type="string">
            <text:p>rs_c_min</text:p>
          </table:table-cell>
          <table:table-cell table:style-name="ce1" office:value-type="string" calcext:value-type="string">
            <text:p>STDEV rs_c</text:p>
          </table:table-cell>
          <table:table-cell table:style-name="ce1" office:value-type="string" calcext:value-type="string">
            <text:p>AVERAGE rs_c</text:p>
          </table:table-cell>
          <table:table-cell table:style-name="ce1"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4202" calcext:value-type="float">
            <text:p>0.0124202</text:p>
          </table:table-cell>
          <table:table-cell office:value-type="float" office:value="801.6" calcext:value-type="float">
            <text:p>801.6</text:p>
          </table:table-cell>
          <table:table-cell office:value-type="float" office:value="680.6" calcext:value-type="float">
            <text:p>680.6</text:p>
          </table:table-cell>
          <table:table-cell office:value-type="float" office:value="844" calcext:value-type="float">
            <text:p>844</text:p>
          </table:table-cell>
          <table:table-cell office:value-type="float" office:value="784" calcext:value-type="float">
            <text:p>784</text:p>
          </table:table-cell>
          <table:table-cell table:formula="of:=STDEV([.E2:.F2])" office:value-type="float" office:value="42.4264068711929" calcext:value-type="float">
            <text:p>42.4264068711929</text:p>
          </table:table-cell>
          <table:table-cell table:formula="of:=AVERAGE([.E2:.F2])" office:value-type="float" office:value="814" calcext:value-type="float">
            <text:p>814</text:p>
          </table:table-cell>
          <table:table-cell office:value-type="float" office:value="0.0049922" calcext:value-type="float">
            <text:p>0.0049922</text:p>
          </table:table-cell>
          <table:table-cell office:value-type="float" office:value="382.2" calcext:value-type="float">
            <text:p>382.2</text:p>
          </table:table-cell>
          <table:table-cell office:value-type="float" office:value="225.4" calcext:value-type="float">
            <text:p>225.4</text:p>
          </table:table-cell>
          <table:table-cell office:value-type="float" office:value="509" calcext:value-type="float">
            <text:p>509</text:p>
          </table:table-cell>
          <table:table-cell office:value-type="float" office:value="264" calcext:value-type="float">
            <text:p>264</text:p>
          </table:table-cell>
          <table:table-cell table:formula="of:=STDEV([.L2:.M2])" office:value-type="float" office:value="173.241161390704" calcext:value-type="float">
            <text:p>173.241161390704</text:p>
          </table:table-cell>
          <table:table-cell table:formula="of:=AVERAGE([.L2:.M2])" office:value-type="float" office:value="386.5" calcext:value-type="float">
            <text:p>386.5</text:p>
          </table:table-cell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19352" calcext:value-type="float">
            <text:p>0.0219352</text:p>
          </table:table-cell>
          <table:table-cell office:value-type="float" office:value="1709.8" calcext:value-type="float">
            <text:p>1709.8</text:p>
          </table:table-cell>
          <table:table-cell office:value-type="float" office:value="1406.8" calcext:value-type="float">
            <text:p>1406.8</text:p>
          </table:table-cell>
          <table:table-cell office:value-type="float" office:value="1887" calcext:value-type="float">
            <text:p>1887</text:p>
          </table:table-cell>
          <table:table-cell office:value-type="float" office:value="1497" calcext:value-type="float">
            <text:p>1497</text:p>
          </table:table-cell>
          <table:table-cell table:formula="of:=STDEV([.E3:.F3])" office:value-type="float" office:value="275.771644662754" calcext:value-type="float">
            <text:p>275.771644662754</text:p>
          </table:table-cell>
          <table:table-cell table:formula="of:=AVERAGE([.E3:.F3])" office:value-type="float" office:value="1692" calcext:value-type="float">
            <text:p>1692</text:p>
          </table:table-cell>
          <table:table-cell office:value-type="float" office:value="0.0070586" calcext:value-type="float">
            <text:p>0.0070586</text:p>
          </table:table-cell>
          <table:table-cell office:value-type="float" office:value="641.4" calcext:value-type="float">
            <text:p>641.4</text:p>
          </table:table-cell>
          <table:table-cell office:value-type="float" office:value="369.4" calcext:value-type="float">
            <text:p>369.4</text:p>
          </table:table-cell>
          <table:table-cell office:value-type="float" office:value="884" calcext:value-type="float">
            <text:p>884</text:p>
          </table:table-cell>
          <table:table-cell office:value-type="float" office:value="468" calcext:value-type="float">
            <text:p>468</text:p>
          </table:table-cell>
          <table:table-cell table:formula="of:=STDEV([.L3:.M3])" office:value-type="float" office:value="294.156420973604" calcext:value-type="float">
            <text:p>294.156420973604</text:p>
          </table:table-cell>
          <table:table-cell table:formula="of:=AVERAGE([.L3:.M3])" office:value-type="float" office:value="676" calcext:value-type="float">
            <text:p>676</text:p>
          </table:table-cell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33926" calcext:value-type="float">
            <text:p>0.0433926</text:p>
          </table:table-cell>
          <table:table-cell office:value-type="float" office:value="2653.4" calcext:value-type="float">
            <text:p>2653.4</text:p>
          </table:table-cell>
          <table:table-cell office:value-type="float" office:value="2204.2" calcext:value-type="float">
            <text:p>2204.2</text:p>
          </table:table-cell>
          <table:table-cell office:value-type="float" office:value="2784" calcext:value-type="float">
            <text:p>2784</text:p>
          </table:table-cell>
          <table:table-cell office:value-type="float" office:value="2340" calcext:value-type="float">
            <text:p>2340</text:p>
          </table:table-cell>
          <table:table-cell table:formula="of:=STDEV([.E4:.F4])" office:value-type="float" office:value="313.955410846827" calcext:value-type="float">
            <text:p>313.955410846827</text:p>
          </table:table-cell>
          <table:table-cell table:formula="of:=AVERAGE([.E4:.F4])" office:value-type="float" office:value="2562" calcext:value-type="float">
            <text:p>2562</text:p>
          </table:table-cell>
          <table:table-cell office:value-type="float" office:value="0.0133192" calcext:value-type="float">
            <text:p>0.0133192</text:p>
          </table:table-cell>
          <table:table-cell office:value-type="float" office:value="940.4" calcext:value-type="float">
            <text:p>940.4</text:p>
          </table:table-cell>
          <table:table-cell office:value-type="float" office:value="573.6" calcext:value-type="float">
            <text:p>573.6</text:p>
          </table:table-cell>
          <table:table-cell office:value-type="float" office:value="1056" calcext:value-type="float">
            <text:p>1056</text:p>
          </table:table-cell>
          <table:table-cell office:value-type="float" office:value="627" calcext:value-type="float">
            <text:p>627</text:p>
          </table:table-cell>
          <table:table-cell table:formula="of:=STDEV([.L4:.M4])" office:value-type="float" office:value="303.348809129029" calcext:value-type="float">
            <text:p>303.348809129029</text:p>
          </table:table-cell>
          <table:table-cell table:formula="of:=AVERAGE([.L4:.M4])" office:value-type="float" office:value="841.5" calcext:value-type="float">
            <text:p>841.5</text:p>
          </table:table-cell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38088" calcext:value-type="float">
            <text:p>0.0538088</text:p>
          </table:table-cell>
          <table:table-cell office:value-type="float" office:value="3613.6" calcext:value-type="float">
            <text:p>3613.6</text:p>
          </table:table-cell>
          <table:table-cell office:value-type="float" office:value="2855.6" calcext:value-type="float">
            <text:p>2855.6</text:p>
          </table:table-cell>
          <table:table-cell office:value-type="float" office:value="3771" calcext:value-type="float">
            <text:p>3771</text:p>
          </table:table-cell>
          <table:table-cell office:value-type="float" office:value="3423" calcext:value-type="float">
            <text:p>3423</text:p>
          </table:table-cell>
          <table:table-cell table:formula="of:=STDEV([.E5:.F5])" office:value-type="float" office:value="246.073159852919" calcext:value-type="float">
            <text:p>246.073159852919</text:p>
          </table:table-cell>
          <table:table-cell table:formula="of:=AVERAGE([.E5:.F5])" office:value-type="float" office:value="3597" calcext:value-type="float">
            <text:p>3597</text:p>
          </table:table-cell>
          <table:table-cell office:value-type="float" office:value="0.0145172" calcext:value-type="float">
            <text:p>0.0145172</text:p>
          </table:table-cell>
          <table:table-cell office:value-type="float" office:value="1292.8" calcext:value-type="float">
            <text:p>1292.8</text:p>
          </table:table-cell>
          <table:table-cell office:value-type="float" office:value="490.4" calcext:value-type="float">
            <text:p>490.4</text:p>
          </table:table-cell>
          <table:table-cell office:value-type="float" office:value="1834" calcext:value-type="float">
            <text:p>1834</text:p>
          </table:table-cell>
          <table:table-cell office:value-type="float" office:value="942" calcext:value-type="float">
            <text:p>942</text:p>
          </table:table-cell>
          <table:table-cell table:formula="of:=STDEV([.L5:.M5])" office:value-type="float" office:value="630.7392488184" calcext:value-type="float">
            <text:p>630.7392488184</text:p>
          </table:table-cell>
          <table:table-cell table:formula="of:=AVERAGE([.L5:.M5])" office:value-type="float" office:value="1388" calcext:value-type="float">
            <text:p>1388</text:p>
          </table:table-cell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1059" calcext:value-type="float">
            <text:p>0.071059</text:p>
          </table:table-cell>
          <table:table-cell office:value-type="float" office:value="4689" calcext:value-type="float">
            <text:p>4689</text:p>
          </table:table-cell>
          <table:table-cell office:value-type="float" office:value="3781.6" calcext:value-type="float">
            <text:p>3781.6</text:p>
          </table:table-cell>
          <table:table-cell office:value-type="float" office:value="4936" calcext:value-type="float">
            <text:p>4936</text:p>
          </table:table-cell>
          <table:table-cell office:value-type="float" office:value="4149" calcext:value-type="float">
            <text:p>4149</text:p>
          </table:table-cell>
          <table:table-cell table:formula="of:=STDEV([.E6:.F6])" office:value-type="float" office:value="556.493036793813" calcext:value-type="float">
            <text:p>556.493036793813</text:p>
          </table:table-cell>
          <table:table-cell table:formula="of:=AVERAGE([.E6:.F6])" office:value-type="float" office:value="4542.5" calcext:value-type="float">
            <text:p>4542.5</text:p>
          </table:table-cell>
          <table:table-cell office:value-type="float" office:value="0.0198618" calcext:value-type="float">
            <text:p>0.0198618</text:p>
          </table:table-cell>
          <table:table-cell office:value-type="float" office:value="1525.8" calcext:value-type="float">
            <text:p>1525.8</text:p>
          </table:table-cell>
          <table:table-cell office:value-type="float" office:value="868.6" calcext:value-type="float">
            <text:p>868.6</text:p>
          </table:table-cell>
          <table:table-cell office:value-type="float" office:value="1812" calcext:value-type="float">
            <text:p>1812</text:p>
          </table:table-cell>
          <table:table-cell office:value-type="float" office:value="1203" calcext:value-type="float">
            <text:p>1203</text:p>
          </table:table-cell>
          <table:table-cell table:formula="of:=STDEV([.L6:.M6])" office:value-type="float" office:value="430.628029742607" calcext:value-type="float">
            <text:p>430.628029742607</text:p>
          </table:table-cell>
          <table:table-cell table:formula="of:=AVERAGE([.L6:.M6])" office:value-type="float" office:value="1507.5" calcext:value-type="float">
            <text:p>1507.5</text:p>
          </table:table-cell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878768" calcext:value-type="float">
            <text:p>0.0878768</text:p>
          </table:table-cell>
          <table:table-cell office:value-type="float" office:value="5558.6" calcext:value-type="float">
            <text:p>5558.6</text:p>
          </table:table-cell>
          <table:table-cell office:value-type="float" office:value="4388.8" calcext:value-type="float">
            <text:p>4388.8</text:p>
          </table:table-cell>
          <table:table-cell office:value-type="float" office:value="5828" calcext:value-type="float">
            <text:p>5828</text:p>
          </table:table-cell>
          <table:table-cell office:value-type="float" office:value="5283" calcext:value-type="float">
            <text:p>5283</text:p>
          </table:table-cell>
          <table:table-cell table:formula="of:=STDEV([.E7:.F7])" office:value-type="float" office:value="385.373195746668" calcext:value-type="float">
            <text:p>385.373195746668</text:p>
          </table:table-cell>
          <table:table-cell table:formula="of:=AVERAGE([.E7:.F7])" office:value-type="float" office:value="5555.5" calcext:value-type="float">
            <text:p>5555.5</text:p>
          </table:table-cell>
          <table:table-cell office:value-type="float" office:value="0.023426" calcext:value-type="float">
            <text:p>0.023426</text:p>
          </table:table-cell>
          <table:table-cell office:value-type="float" office:value="1774.8" calcext:value-type="float">
            <text:p>1774.8</text:p>
          </table:table-cell>
          <table:table-cell office:value-type="float" office:value="823.6" calcext:value-type="float">
            <text:p>823.6</text:p>
          </table:table-cell>
          <table:table-cell office:value-type="float" office:value="2806" calcext:value-type="float">
            <text:p>2806</text:p>
          </table:table-cell>
          <table:table-cell office:value-type="float" office:value="813" calcext:value-type="float">
            <text:p>813</text:p>
          </table:table-cell>
          <table:table-cell table:formula="of:=STDEV([.L7:.M7])" office:value-type="float" office:value="1409.26381490479" calcext:value-type="float">
            <text:p>1409.26381490479</text:p>
          </table:table-cell>
          <table:table-cell table:formula="of:=AVERAGE([.L7:.M7])" office:value-type="float" office:value="1809.5" calcext:value-type="float">
            <text:p>1809.5</text:p>
          </table:table-cell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05543" calcext:value-type="float">
            <text:p>0.105543</text:p>
          </table:table-cell>
          <table:table-cell office:value-type="float" office:value="6424.2" calcext:value-type="float">
            <text:p>6424.2</text:p>
          </table:table-cell>
          <table:table-cell office:value-type="float" office:value="5079.4" calcext:value-type="float">
            <text:p>5079.4</text:p>
          </table:table-cell>
          <table:table-cell office:value-type="float" office:value="6856" calcext:value-type="float">
            <text:p>6856</text:p>
          </table:table-cell>
          <table:table-cell office:value-type="float" office:value="5718" calcext:value-type="float">
            <text:p>5718</text:p>
          </table:table-cell>
          <table:table-cell table:formula="of:=STDEV([.E8:.F8])" office:value-type="float" office:value="804.687516990291" calcext:value-type="float">
            <text:p>804.687516990291</text:p>
          </table:table-cell>
          <table:table-cell table:formula="of:=AVERAGE([.E8:.F8])" office:value-type="float" office:value="6287" calcext:value-type="float">
            <text:p>6287</text:p>
          </table:table-cell>
          <table:table-cell office:value-type="float" office:value="0.0238804" calcext:value-type="float">
            <text:p>0.0238804</text:p>
          </table:table-cell>
          <table:table-cell office:value-type="float" office:value="1746.8" calcext:value-type="float">
            <text:p>1746.8</text:p>
          </table:table-cell>
          <table:table-cell office:value-type="float" office:value="787.8" calcext:value-type="float">
            <text:p>787.8</text:p>
          </table:table-cell>
          <table:table-cell office:value-type="float" office:value="2312" calcext:value-type="float">
            <text:p>2312</text:p>
          </table:table-cell>
          <table:table-cell office:value-type="float" office:value="1425" calcext:value-type="float">
            <text:p>1425</text:p>
          </table:table-cell>
          <table:table-cell table:formula="of:=STDEV([.L8:.M8])" office:value-type="float" office:value="627.203714912468" calcext:value-type="float">
            <text:p>627.203714912468</text:p>
          </table:table-cell>
          <table:table-cell table:formula="of:=AVERAGE([.L8:.M8])" office:value-type="float" office:value="1868.5" calcext:value-type="float">
            <text:p>1868.5</text:p>
          </table:table-cell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14992" calcext:value-type="float">
            <text:p>0.114992</text:p>
          </table:table-cell>
          <table:table-cell office:value-type="float" office:value="7325" calcext:value-type="float">
            <text:p>7325</text:p>
          </table:table-cell>
          <table:table-cell office:value-type="float" office:value="5629.6" calcext:value-type="float">
            <text:p>5629.6</text:p>
          </table:table-cell>
          <table:table-cell office:value-type="float" office:value="7600" calcext:value-type="float">
            <text:p>7600</text:p>
          </table:table-cell>
          <table:table-cell office:value-type="float" office:value="6442" calcext:value-type="float">
            <text:p>6442</text:p>
          </table:table-cell>
          <table:table-cell table:formula="of:=STDEV([.E9:.F9])" office:value-type="float" office:value="818.829652614022" calcext:value-type="float">
            <text:p>818.829652614022</text:p>
          </table:table-cell>
          <table:table-cell table:formula="of:=AVERAGE([.E9:.F9])" office:value-type="float" office:value="7021" calcext:value-type="float">
            <text:p>7021</text:p>
          </table:table-cell>
          <table:table-cell office:value-type="float" office:value="0.0297726" calcext:value-type="float">
            <text:p>0.0297726</text:p>
          </table:table-cell>
          <table:table-cell office:value-type="float" office:value="2098.6" calcext:value-type="float">
            <text:p>2098.6</text:p>
          </table:table-cell>
          <table:table-cell office:value-type="float" office:value="1311" calcext:value-type="float">
            <text:p>1311</text:p>
          </table:table-cell>
          <table:table-cell office:value-type="float" office:value="2877" calcext:value-type="float">
            <text:p>2877</text:p>
          </table:table-cell>
          <table:table-cell office:value-type="float" office:value="1111" calcext:value-type="float">
            <text:p>1111</text:p>
          </table:table-cell>
          <table:table-cell table:formula="of:=STDEV([.L9:.M9])" office:value-type="float" office:value="1248.75057557544" calcext:value-type="float">
            <text:p>1248.75057557544</text:p>
          </table:table-cell>
          <table:table-cell table:formula="of:=AVERAGE([.L9:.M9])" office:value-type="float" office:value="1994" calcext:value-type="float">
            <text:p>1994</text:p>
          </table:table-cell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38954" calcext:value-type="float">
            <text:p>0.138954</text:p>
          </table:table-cell>
          <table:table-cell office:value-type="float" office:value="8302.6" calcext:value-type="float">
            <text:p>8302.6</text:p>
          </table:table-cell>
          <table:table-cell office:value-type="float" office:value="6333.2" calcext:value-type="float">
            <text:p>6333.2</text:p>
          </table:table-cell>
          <table:table-cell office:value-type="float" office:value="8591" calcext:value-type="float">
            <text:p>8591</text:p>
          </table:table-cell>
          <table:table-cell office:value-type="float" office:value="8034" calcext:value-type="float">
            <text:p>8034</text:p>
          </table:table-cell>
          <table:table-cell table:formula="of:=STDEV([.E10:.F10])" office:value-type="float" office:value="393.858477120907" calcext:value-type="float">
            <text:p>393.858477120907</text:p>
          </table:table-cell>
          <table:table-cell table:formula="of:=AVERAGE([.E10:.F10])" office:value-type="float" office:value="8312.5" calcext:value-type="float">
            <text:p>8312.5</text:p>
          </table:table-cell>
          <table:table-cell office:value-type="float" office:value="0.0472332" calcext:value-type="float">
            <text:p>0.0472332</text:p>
          </table:table-cell>
          <table:table-cell office:value-type="float" office:value="2980" calcext:value-type="float">
            <text:p>2980</text:p>
          </table:table-cell>
          <table:table-cell office:value-type="float" office:value="1872.6" calcext:value-type="float">
            <text:p>1872.6</text:p>
          </table:table-cell>
          <table:table-cell office:value-type="float" office:value="3548" calcext:value-type="float">
            <text:p>3548</text:p>
          </table:table-cell>
          <table:table-cell office:value-type="float" office:value="1646" calcext:value-type="float">
            <text:p>1646</text:p>
          </table:table-cell>
          <table:table-cell table:formula="of:=STDEV([.L10:.M10])" office:value-type="float" office:value="1344.91709781681" calcext:value-type="float">
            <text:p>1344.91709781681</text:p>
          </table:table-cell>
          <table:table-cell table:formula="of:=AVERAGE([.L10:.M10])" office:value-type="float" office:value="2597" calcext:value-type="float">
            <text:p>2597</text:p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50569" calcext:value-type="float">
            <text:p>0.150569</text:p>
          </table:table-cell>
          <table:table-cell office:value-type="float" office:value="9616.2" calcext:value-type="float">
            <text:p>9616.2</text:p>
          </table:table-cell>
          <table:table-cell office:value-type="float" office:value="7245.8" calcext:value-type="float">
            <text:p>7245.8</text:p>
          </table:table-cell>
          <table:table-cell office:value-type="float" office:value="9907" calcext:value-type="float">
            <text:p>9907</text:p>
          </table:table-cell>
          <table:table-cell office:value-type="float" office:value="9259" calcext:value-type="float">
            <text:p>9259</text:p>
          </table:table-cell>
          <table:table-cell table:formula="of:=STDEV([.E11:.F11])" office:value-type="float" office:value="458.205194208883" calcext:value-type="float">
            <text:p>458.205194208883</text:p>
          </table:table-cell>
          <table:table-cell table:formula="of:=AVERAGE([.E11:.F11])" office:value-type="float" office:value="9583" calcext:value-type="float">
            <text:p>9583</text:p>
          </table:table-cell>
          <table:table-cell office:value-type="float" office:value="0.0369286" calcext:value-type="float">
            <text:p>0.0369286</text:p>
          </table:table-cell>
          <table:table-cell office:value-type="float" office:value="2606.4" calcext:value-type="float">
            <text:p>2606.4</text:p>
          </table:table-cell>
          <table:table-cell office:value-type="float" office:value="1505.8" calcext:value-type="float">
            <text:p>1505.8</text:p>
          </table:table-cell>
          <table:table-cell office:value-type="float" office:value="4152" calcext:value-type="float">
            <text:p>4152</text:p>
          </table:table-cell>
          <table:table-cell office:value-type="float" office:value="1562" calcext:value-type="float">
            <text:p>1562</text:p>
          </table:table-cell>
          <table:table-cell table:formula="of:=STDEV([.L11:.M11])" office:value-type="float" office:value="1831.40656327316" calcext:value-type="float">
            <text:p>1831.40656327316</text:p>
          </table:table-cell>
          <table:table-cell table:formula="of:=AVERAGE([.L11:.M11])" office:value-type="float" office:value="2857" calcext:value-type="float">
            <text:p>2857</text:p>
          </table:table-cell>
          <table:table-cell table:number-columns-repeated="100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37476" calcext:value-type="float">
            <text:p>0.137476</text:p>
          </table:table-cell>
          <table:table-cell office:value-type="float" office:value="10122" calcext:value-type="float">
            <text:p>10122</text:p>
          </table:table-cell>
          <table:table-cell office:value-type="float" office:value="7926.2" calcext:value-type="float">
            <text:p>7926.2</text:p>
          </table:table-cell>
          <table:table-cell office:value-type="float" office:value="10633" calcext:value-type="float">
            <text:p>10633</text:p>
          </table:table-cell>
          <table:table-cell office:value-type="float" office:value="9319" calcext:value-type="float">
            <text:p>9319</text:p>
          </table:table-cell>
          <table:table-cell table:formula="of:=STDEV([.E12:.F12])" office:value-type="float" office:value="929.138310479124" calcext:value-type="float">
            <text:p>929.138310479124</text:p>
          </table:table-cell>
          <table:table-cell table:formula="of:=AVERAGE([.E12:.F12])" office:value-type="float" office:value="9976" calcext:value-type="float">
            <text:p>9976</text:p>
          </table:table-cell>
          <table:table-cell office:value-type="float" office:value="0.027367" calcext:value-type="float">
            <text:p>0.027367</text:p>
          </table:table-cell>
          <table:table-cell office:value-type="float" office:value="2421.2" calcext:value-type="float">
            <text:p>2421.2</text:p>
          </table:table-cell>
          <table:table-cell office:value-type="float" office:value="1276" calcext:value-type="float">
            <text:p>1276</text:p>
          </table:table-cell>
          <table:table-cell office:value-type="float" office:value="4018" calcext:value-type="float">
            <text:p>4018</text:p>
          </table:table-cell>
          <table:table-cell office:value-type="float" office:value="1650" calcext:value-type="float">
            <text:p>1650</text:p>
          </table:table-cell>
          <table:table-cell table:formula="of:=STDEV([.L12:.M12])" office:value-type="float" office:value="1674.42885784974" calcext:value-type="float">
            <text:p>1674.42885784974</text:p>
          </table:table-cell>
          <table:table-cell table:formula="of:=AVERAGE([.L12:.M12])" office:value-type="float" office:value="2834" calcext:value-type="float">
            <text:p>2834</text:p>
          </table:table-cell>
          <table:table-cell table:number-columns-repeated="100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82773" calcext:value-type="float">
            <text:p>0.182773</text:p>
          </table:table-cell>
          <table:table-cell office:value-type="float" office:value="11440.6" calcext:value-type="float">
            <text:p>11440.6</text:p>
          </table:table-cell>
          <table:table-cell office:value-type="float" office:value="8696" calcext:value-type="float">
            <text:p>8696</text:p>
          </table:table-cell>
          <table:table-cell office:value-type="float" office:value="11674" calcext:value-type="float">
            <text:p>11674</text:p>
          </table:table-cell>
          <table:table-cell office:value-type="float" office:value="11224" calcext:value-type="float">
            <text:p>11224</text:p>
          </table:table-cell>
          <table:table-cell table:formula="of:=STDEV([.E13:.F13])" office:value-type="float" office:value="318.198051533946" calcext:value-type="float">
            <text:p>318.198051533946</text:p>
          </table:table-cell>
          <table:table-cell table:formula="of:=AVERAGE([.E13:.F13])" office:value-type="float" office:value="11449" calcext:value-type="float">
            <text:p>11449</text:p>
          </table:table-cell>
          <table:table-cell office:value-type="float" office:value="0.0765336" calcext:value-type="float">
            <text:p>0.0765336</text:p>
          </table:table-cell>
          <table:table-cell office:value-type="float" office:value="5032.6" calcext:value-type="float">
            <text:p>5032.6</text:p>
          </table:table-cell>
          <table:table-cell office:value-type="float" office:value="3539.6" calcext:value-type="float">
            <text:p>3539.6</text:p>
          </table:table-cell>
          <table:table-cell office:value-type="float" office:value="6736" calcext:value-type="float">
            <text:p>6736</text:p>
          </table:table-cell>
          <table:table-cell office:value-type="float" office:value="2566" calcext:value-type="float">
            <text:p>2566</text:p>
          </table:table-cell>
          <table:table-cell table:formula="of:=STDEV([.L13:.M13])" office:value-type="float" office:value="2948.6352775479" calcext:value-type="float">
            <text:p>2948.6352775479</text:p>
          </table:table-cell>
          <table:table-cell table:formula="of:=AVERAGE([.L13:.M13])" office:value-type="float" office:value="4651" calcext:value-type="float">
            <text:p>4651</text:p>
          </table:table-cell>
          <table:table-cell table:number-columns-repeated="100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67248" calcext:value-type="float">
            <text:p>0.167248</text:p>
          </table:table-cell>
          <table:table-cell office:value-type="float" office:value="12194.4" calcext:value-type="float">
            <text:p>12194.4</text:p>
          </table:table-cell>
          <table:table-cell office:value-type="float" office:value="9085.8" calcext:value-type="float">
            <text:p>9085.8</text:p>
          </table:table-cell>
          <table:table-cell office:value-type="float" office:value="12874" calcext:value-type="float">
            <text:p>12874</text:p>
          </table:table-cell>
          <table:table-cell office:value-type="float" office:value="11040" calcext:value-type="float">
            <text:p>11040</text:p>
          </table:table-cell>
          <table:table-cell table:formula="of:=STDEV([.E14:.F14])" office:value-type="float" office:value="1296.83383669613" calcext:value-type="float">
            <text:p>1296.83383669613</text:p>
          </table:table-cell>
          <table:table-cell table:formula="of:=AVERAGE([.E14:.F14])" office:value-type="float" office:value="11957" calcext:value-type="float">
            <text:p>11957</text:p>
          </table:table-cell>
          <table:table-cell office:value-type="float" office:value="0.0522716" calcext:value-type="float">
            <text:p>0.05227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2195.2" calcext:value-type="float">
            <text:p>2195.2</text:p>
          </table:table-cell>
          <table:table-cell office:value-type="float" office:value="6129" calcext:value-type="float">
            <text:p>6129</text:p>
          </table:table-cell>
          <table:table-cell office:value-type="float" office:value="3489" calcext:value-type="float">
            <text:p>3489</text:p>
          </table:table-cell>
          <table:table-cell table:formula="of:=STDEV([.L14:.M14])" office:value-type="float" office:value="1866.76190233249" calcext:value-type="float">
            <text:p>1866.76190233249</text:p>
          </table:table-cell>
          <table:table-cell table:formula="of:=AVERAGE([.L14:.M14])" office:value-type="float" office:value="4809" calcext:value-type="float">
            <text:p>4809</text:p>
          </table:table-cell>
          <table:table-cell table:number-columns-repeated="100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89066" calcext:value-type="float">
            <text:p>0.189066</text:p>
          </table:table-cell>
          <table:table-cell office:value-type="float" office:value="12933.2" calcext:value-type="float">
            <text:p>12933.2</text:p>
          </table:table-cell>
          <table:table-cell office:value-type="float" office:value="9319.2" calcext:value-type="float">
            <text:p>9319.2</text:p>
          </table:table-cell>
          <table:table-cell office:value-type="float" office:value="13646" calcext:value-type="float">
            <text:p>13646</text:p>
          </table:table-cell>
          <table:table-cell office:value-type="float" office:value="12215" calcext:value-type="float">
            <text:p>12215</text:p>
          </table:table-cell>
          <table:table-cell table:formula="of:=STDEV([.E15:.F15])" office:value-type="float" office:value="1011.86980387795" calcext:value-type="float">
            <text:p>1011.86980387795</text:p>
          </table:table-cell>
          <table:table-cell table:formula="of:=AVERAGE([.E15:.F15])" office:value-type="float" office:value="12930.5" calcext:value-type="float">
            <text:p>12930.5</text:p>
          </table:table-cell>
          <table:table-cell office:value-type="float" office:value="0.0612434" calcext:value-type="float">
            <text:p>0.0612434</text:p>
          </table:table-cell>
          <table:table-cell office:value-type="float" office:value="4626.4" calcext:value-type="float">
            <text:p>4626.4</text:p>
          </table:table-cell>
          <table:table-cell office:value-type="float" office:value="2119.2" calcext:value-type="float">
            <text:p>2119.2</text:p>
          </table:table-cell>
          <table:table-cell office:value-type="float" office:value="7748" calcext:value-type="float">
            <text:p>7748</text:p>
          </table:table-cell>
          <table:table-cell office:value-type="float" office:value="3173" calcext:value-type="float">
            <text:p>3173</text:p>
          </table:table-cell>
          <table:table-cell table:formula="of:=STDEV([.L15:.M15])" office:value-type="float" office:value="3235.01352392846" calcext:value-type="float">
            <text:p>3235.01352392846</text:p>
          </table:table-cell>
          <table:table-cell table:formula="of:=AVERAGE([.L15:.M15])" office:value-type="float" office:value="5460.5" calcext:value-type="float">
            <text:p>5460.5</text:p>
          </table:table-cell>
          <table:table-cell table:number-columns-repeated="100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16657" calcext:value-type="float">
            <text:p>0.216657</text:p>
          </table:table-cell>
          <table:table-cell office:value-type="float" office:value="13900.4" calcext:value-type="float">
            <text:p>13900.4</text:p>
          </table:table-cell>
          <table:table-cell office:value-type="float" office:value="10642.8" calcext:value-type="float">
            <text:p>10642.8</text:p>
          </table:table-cell>
          <table:table-cell office:value-type="float" office:value="14516" calcext:value-type="float">
            <text:p>14516</text:p>
          </table:table-cell>
          <table:table-cell office:value-type="float" office:value="12414" calcext:value-type="float">
            <text:p>12414</text:p>
          </table:table-cell>
          <table:table-cell table:formula="of:=STDEV([.E16:.F16])" office:value-type="float" office:value="1486.33845405412" calcext:value-type="float">
            <text:p>1486.33845405412</text:p>
          </table:table-cell>
          <table:table-cell table:formula="of:=AVERAGE([.E16:.F16])" office:value-type="float" office:value="13465" calcext:value-type="float">
            <text:p>13465</text:p>
          </table:table-cell>
          <table:table-cell office:value-type="float" office:value="0.0702112" calcext:value-type="float">
            <text:p>0.0702112</text:p>
          </table:table-cell>
          <table:table-cell office:value-type="float" office:value="5033.2" calcext:value-type="float">
            <text:p>5033.2</text:p>
          </table:table-cell>
          <table:table-cell office:value-type="float" office:value="3072.4" calcext:value-type="float">
            <text:p>3072.4</text:p>
          </table:table-cell>
          <table:table-cell office:value-type="float" office:value="6581" calcext:value-type="float">
            <text:p>6581</text:p>
          </table:table-cell>
          <table:table-cell office:value-type="float" office:value="2963" calcext:value-type="float">
            <text:p>2963</text:p>
          </table:table-cell>
          <table:table-cell table:formula="of:=STDEV([.L16:.M16])" office:value-type="float" office:value="2558.31233433293" calcext:value-type="float">
            <text:p>2558.31233433293</text:p>
          </table:table-cell>
          <table:table-cell table:formula="of:=AVERAGE([.L16:.M16])" office:value-type="float" office:value="4772" calcext:value-type="float">
            <text:p>4772</text:p>
          </table:table-cell>
          <table:table-cell table:number-columns-repeated="100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63289" calcext:value-type="float">
            <text:p>0.263289</text:p>
          </table:table-cell>
          <table:table-cell office:value-type="float" office:value="15494.2" calcext:value-type="float">
            <text:p>15494.2</text:p>
          </table:table-cell>
          <table:table-cell office:value-type="float" office:value="11409" calcext:value-type="float">
            <text:p>11409</text:p>
          </table:table-cell>
          <table:table-cell office:value-type="float" office:value="15868" calcext:value-type="float">
            <text:p>15868</text:p>
          </table:table-cell>
          <table:table-cell office:value-type="float" office:value="15184" calcext:value-type="float">
            <text:p>15184</text:p>
          </table:table-cell>
          <table:table-cell table:formula="of:=STDEV([.E17:.F17])" office:value-type="float" office:value="483.661038331598" calcext:value-type="float">
            <text:p>483.661038331598</text:p>
          </table:table-cell>
          <table:table-cell table:formula="of:=AVERAGE([.E17:.F17])" office:value-type="float" office:value="15526" calcext:value-type="float">
            <text:p>15526</text:p>
          </table:table-cell>
          <table:table-cell office:value-type="float" office:value="0.0789286" calcext:value-type="float">
            <text:p>0.0789286</text:p>
          </table:table-cell>
          <table:table-cell office:value-type="float" office:value="5526.4" calcext:value-type="float">
            <text:p>5526.4</text:p>
          </table:table-cell>
          <table:table-cell office:value-type="float" office:value="2708.6" calcext:value-type="float">
            <text:p>2708.6</text:p>
          </table:table-cell>
          <table:table-cell office:value-type="float" office:value="9306" calcext:value-type="float">
            <text:p>9306</text:p>
          </table:table-cell>
          <table:table-cell office:value-type="float" office:value="3419" calcext:value-type="float">
            <text:p>3419</text:p>
          </table:table-cell>
          <table:table-cell table:formula="of:=STDEV([.L17:.M17])" office:value-type="float" office:value="4162.73762084521" calcext:value-type="float">
            <text:p>4162.73762084521</text:p>
          </table:table-cell>
          <table:table-cell table:formula="of:=AVERAGE([.L17:.M17])" office:value-type="float" office:value="6362.5" calcext:value-type="float">
            <text:p>6362.5</text:p>
          </table:table-cell>
          <table:table-cell table:number-columns-repeated="100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49596" calcext:value-type="float">
            <text:p>0.249596</text:p>
          </table:table-cell>
          <table:table-cell office:value-type="float" office:value="16096.8" calcext:value-type="float">
            <text:p>16096.8</text:p>
          </table:table-cell>
          <table:table-cell office:value-type="float" office:value="12413" calcext:value-type="float">
            <text:p>12413</text:p>
          </table:table-cell>
          <table:table-cell office:value-type="float" office:value="17300" calcext:value-type="float">
            <text:p>17300</text:p>
          </table:table-cell>
          <table:table-cell office:value-type="float" office:value="13558" calcext:value-type="float">
            <text:p>13558</text:p>
          </table:table-cell>
          <table:table-cell table:formula="of:=STDEV([.E18:.F18])" office:value-type="float" office:value="2645.99357520006" calcext:value-type="float">
            <text:p>2645.99357520006</text:p>
          </table:table-cell>
          <table:table-cell table:formula="of:=AVERAGE([.E18:.F18])" office:value-type="float" office:value="15429" calcext:value-type="float">
            <text:p>15429</text:p>
          </table:table-cell>
          <table:table-cell office:value-type="float" office:value="0.0396522" calcext:value-type="float">
            <text:p>0.0396522</text:p>
          </table:table-cell>
          <table:table-cell office:value-type="float" office:value="3082" calcext:value-type="float">
            <text:p>3082</text:p>
          </table:table-cell>
          <table:table-cell office:value-type="float" office:value="1534" calcext:value-type="float">
            <text:p>1534</text:p>
          </table:table-cell>
          <table:table-cell office:value-type="float" office:value="3427" calcext:value-type="float">
            <text:p>3427</text:p>
          </table:table-cell>
          <table:table-cell office:value-type="float" office:value="2783" calcext:value-type="float">
            <text:p>2783</text:p>
          </table:table-cell>
          <table:table-cell table:formula="of:=STDEV([.L18:.M18])" office:value-type="float" office:value="455.376767084137" calcext:value-type="float">
            <text:p>455.376767084137</text:p>
          </table:table-cell>
          <table:table-cell table:formula="of:=AVERAGE([.L18:.M18])" office:value-type="float" office:value="3105" calcext:value-type="float">
            <text:p>3105</text:p>
          </table:table-cell>
          <table:table-cell table:number-columns-repeated="100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84047" calcext:value-type="float">
            <text:p>0.284047</text:p>
          </table:table-cell>
          <table:table-cell office:value-type="float" office:value="17127.6" calcext:value-type="float">
            <text:p>17127.6</text:p>
          </table:table-cell>
          <table:table-cell office:value-type="float" office:value="12558.6" calcext:value-type="float">
            <text:p>12558.6</text:p>
          </table:table-cell>
          <table:table-cell office:value-type="float" office:value="17946" calcext:value-type="float">
            <text:p>17946</text:p>
          </table:table-cell>
          <table:table-cell office:value-type="float" office:value="16667" calcext:value-type="float">
            <text:p>16667</text:p>
          </table:table-cell>
          <table:table-cell table:formula="of:=STDEV([.E19:.F19])" office:value-type="float" office:value="904.389573137594" calcext:value-type="float">
            <text:p>904.389573137594</text:p>
          </table:table-cell>
          <table:table-cell table:formula="of:=AVERAGE([.E19:.F19])" office:value-type="float" office:value="17306.5" calcext:value-type="float">
            <text:p>17306.5</text:p>
          </table:table-cell>
          <table:table-cell office:value-type="float" office:value="0.0606176" calcext:value-type="float">
            <text:p>0.0606176</text:p>
          </table:table-cell>
          <table:table-cell office:value-type="float" office:value="4294" calcext:value-type="float">
            <text:p>4294</text:p>
          </table:table-cell>
          <table:table-cell office:value-type="float" office:value="1865" calcext:value-type="float">
            <text:p>1865</text:p>
          </table:table-cell>
          <table:table-cell office:value-type="float" office:value="7563" calcext:value-type="float">
            <text:p>7563</text:p>
          </table:table-cell>
          <table:table-cell office:value-type="float" office:value="2767" calcext:value-type="float">
            <text:p>2767</text:p>
          </table:table-cell>
          <table:table-cell table:formula="of:=STDEV([.L19:.M19])" office:value-type="float" office:value="3391.28412257068" calcext:value-type="float">
            <text:p>3391.28412257068</text:p>
          </table:table-cell>
          <table:table-cell table:formula="of:=AVERAGE([.L19:.M19])" office:value-type="float" office:value="5165" calcext:value-type="float">
            <text:p>5165</text:p>
          </table:table-cell>
          <table:table-cell table:number-columns-repeated="100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83255" calcext:value-type="float">
            <text:p>0.283255</text:p>
          </table:table-cell>
          <table:table-cell office:value-type="float" office:value="17938.2" calcext:value-type="float">
            <text:p>17938.2</text:p>
          </table:table-cell>
          <table:table-cell office:value-type="float" office:value="14065" calcext:value-type="float">
            <text:p>14065</text:p>
          </table:table-cell>
          <table:table-cell office:value-type="float" office:value="19028" calcext:value-type="float">
            <text:p>19028</text:p>
          </table:table-cell>
          <table:table-cell office:value-type="float" office:value="14945" calcext:value-type="float">
            <text:p>14945</text:p>
          </table:table-cell>
          <table:table-cell table:formula="of:=STDEV([.E20:.F20])" office:value-type="float" office:value="2887.11698758467" calcext:value-type="float">
            <text:p>2887.11698758467</text:p>
          </table:table-cell>
          <table:table-cell table:formula="of:=AVERAGE([.E20:.F20])" office:value-type="float" office:value="16986.5" calcext:value-type="float">
            <text:p>16986.5</text:p>
          </table:table-cell>
          <table:table-cell office:value-type="float" office:value="0.0848002" calcext:value-type="float">
            <text:p>0.0848002</text:p>
          </table:table-cell>
          <table:table-cell office:value-type="float" office:value="5374.6" calcext:value-type="float">
            <text:p>5374.6</text:p>
          </table:table-cell>
          <table:table-cell office:value-type="float" office:value="3242.4" calcext:value-type="float">
            <text:p>3242.4</text:p>
          </table:table-cell>
          <table:table-cell office:value-type="float" office:value="8243" calcext:value-type="float">
            <text:p>8243</text:p>
          </table:table-cell>
          <table:table-cell office:value-type="float" office:value="3839" calcext:value-type="float">
            <text:p>3839</text:p>
          </table:table-cell>
          <table:table-cell table:formula="of:=STDEV([.L20:.M20])" office:value-type="float" office:value="3114.09826434556" calcext:value-type="float">
            <text:p>3114.09826434556</text:p>
          </table:table-cell>
          <table:table-cell table:formula="of:=AVERAGE([.L20:.M20])" office:value-type="float" office:value="6041" calcext:value-type="float">
            <text:p>6041</text:p>
          </table:table-cell>
          <table:table-cell table:number-columns-repeated="100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19439.4" calcext:value-type="float">
            <text:p>19439.4</text:p>
          </table:table-cell>
          <table:table-cell office:value-type="float" office:value="14253" calcext:value-type="float">
            <text:p>14253</text:p>
          </table:table-cell>
          <table:table-cell office:value-type="float" office:value="20322" calcext:value-type="float">
            <text:p>20322</text:p>
          </table:table-cell>
          <table:table-cell office:value-type="float" office:value="18386" calcext:value-type="float">
            <text:p>18386</text:p>
          </table:table-cell>
          <table:table-cell table:formula="of:=STDEV([.E21:.F21])" office:value-type="float" office:value="1368.95872837716" calcext:value-type="float">
            <text:p>1368.95872837716</text:p>
          </table:table-cell>
          <table:table-cell table:formula="of:=AVERAGE([.E21:.F21])" office:value-type="float" office:value="19354" calcext:value-type="float">
            <text:p>19354</text:p>
          </table:table-cell>
          <table:table-cell office:value-type="float" office:value="0.0883894" calcext:value-type="float">
            <text:p>0.0883894</text:p>
          </table:table-cell>
          <table:table-cell office:value-type="float" office:value="6038" calcext:value-type="float">
            <text:p>6038</text:p>
          </table:table-cell>
          <table:table-cell office:value-type="float" office:value="3441.4" calcext:value-type="float">
            <text:p>3441.4</text:p>
          </table:table-cell>
          <table:table-cell office:value-type="float" office:value="6585" calcext:value-type="float">
            <text:p>6585</text:p>
          </table:table-cell>
          <table:table-cell office:value-type="float" office:value="5597" calcext:value-type="float">
            <text:p>5597</text:p>
          </table:table-cell>
          <table:table-cell table:formula="of:=STDEV([.L21:.M21])" office:value-type="float" office:value="698.621499812309" calcext:value-type="float">
            <text:p>698.621499812309</text:p>
          </table:table-cell>
          <table:table-cell table:formula="of:=AVERAGE([.L21:.M21])" office:value-type="float" office:value="6091" calcext:value-type="float">
            <text:p>6091</text:p>
          </table:table-cell>
          <table:table-cell table:number-columns-repeated="100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18802" calcext:value-type="float">
            <text:p>0.318802</text:p>
          </table:table-cell>
          <table:table-cell office:value-type="float" office:value="20045.4" calcext:value-type="float">
            <text:p>20045.4</text:p>
          </table:table-cell>
          <table:table-cell office:value-type="float" office:value="15420" calcext:value-type="float">
            <text:p>15420</text:p>
          </table:table-cell>
          <table:table-cell office:value-type="float" office:value="20886" calcext:value-type="float">
            <text:p>20886</text:p>
          </table:table-cell>
          <table:table-cell office:value-type="float" office:value="19265" calcext:value-type="float">
            <text:p>19265</text:p>
          </table:table-cell>
          <table:table-cell table:formula="of:=STDEV([.E22:.F22])" office:value-type="float" office:value="1146.22009230339" calcext:value-type="float">
            <text:p>1146.22009230339</text:p>
          </table:table-cell>
          <table:table-cell table:formula="of:=AVERAGE([.E22:.F22])" office:value-type="float" office:value="20075.5" calcext:value-type="float">
            <text:p>20075.5</text:p>
          </table:table-cell>
          <table:table-cell office:value-type="float" office:value="0.0760516" calcext:value-type="float">
            <text:p>0.0760516</text:p>
          </table:table-cell>
          <table:table-cell office:value-type="float" office:value="5749.4" calcext:value-type="float">
            <text:p>5749.4</text:p>
          </table:table-cell>
          <table:table-cell office:value-type="float" office:value="2555.8" calcext:value-type="float">
            <text:p>2555.8</text:p>
          </table:table-cell>
          <table:table-cell office:value-type="float" office:value="7769" calcext:value-type="float">
            <text:p>7769</text:p>
          </table:table-cell>
          <table:table-cell office:value-type="float" office:value="3758" calcext:value-type="float">
            <text:p>3758</text:p>
          </table:table-cell>
          <table:table-cell table:formula="of:=STDEV([.L22:.M22])" office:value-type="float" office:value="2836.20529933924" calcext:value-type="float">
            <text:p>2836.20529933924</text:p>
          </table:table-cell>
          <table:table-cell table:formula="of:=AVERAGE([.L22:.M22])" office:value-type="float" office:value="5763.5" calcext:value-type="float">
            <text:p>5763.5</text:p>
          </table:table-cell>
          <table:table-cell table:number-columns-repeated="100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351902" calcext:value-type="float">
            <text:p>0.351902</text:p>
          </table:table-cell>
          <table:table-cell office:value-type="float" office:value="20742" calcext:value-type="float">
            <text:p>20742</text:p>
          </table:table-cell>
          <table:table-cell office:value-type="float" office:value="15018.6" calcext:value-type="float">
            <text:p>15018.6</text:p>
          </table:table-cell>
          <table:table-cell office:value-type="float" office:value="21413" calcext:value-type="float">
            <text:p>21413</text:p>
          </table:table-cell>
          <table:table-cell office:value-type="float" office:value="20040" calcext:value-type="float">
            <text:p>20040</text:p>
          </table:table-cell>
          <table:table-cell table:formula="of:=STDEV([.E23:.F23])" office:value-type="float" office:value="970.85761056913" calcext:value-type="float">
            <text:p>970.85761056913</text:p>
          </table:table-cell>
          <table:table-cell table:formula="of:=AVERAGE([.E23:.F23])" office:value-type="float" office:value="20726.5" calcext:value-type="float">
            <text:p>20726.5</text:p>
          </table:table-cell>
          <table:table-cell office:value-type="float" office:value="0.085907" calcext:value-type="float">
            <text:p>0.085907</text:p>
          </table:table-cell>
          <table:table-cell office:value-type="float" office:value="5830.8" calcext:value-type="float">
            <text:p>5830.8</text:p>
          </table:table-cell>
          <table:table-cell office:value-type="float" office:value="3314.4" calcext:value-type="float">
            <text:p>3314.4</text:p>
          </table:table-cell>
          <table:table-cell office:value-type="float" office:value="8655" calcext:value-type="float">
            <text:p>8655</text:p>
          </table:table-cell>
          <table:table-cell office:value-type="float" office:value="4028" calcext:value-type="float">
            <text:p>4028</text:p>
          </table:table-cell>
          <table:table-cell table:formula="of:=STDEV([.L23:.M23])" office:value-type="float" office:value="3271.78307655016" calcext:value-type="float">
            <text:p>3271.78307655016</text:p>
          </table:table-cell>
          <table:table-cell table:formula="of:=AVERAGE([.L23:.M23])" office:value-type="float" office:value="6341.5" calcext:value-type="float">
            <text:p>6341.5</text:p>
          </table:table-cell>
          <table:table-cell table:number-columns-repeated="100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70915" calcext:value-type="float">
            <text:p>0.370915</text:p>
          </table:table-cell>
          <table:table-cell office:value-type="float" office:value="22564.2" calcext:value-type="float">
            <text:p>22564.2</text:p>
          </table:table-cell>
          <table:table-cell office:value-type="float" office:value="16761.4" calcext:value-type="float">
            <text:p>16761.4</text:p>
          </table:table-cell>
          <table:table-cell office:value-type="float" office:value="23626" calcext:value-type="float">
            <text:p>23626</text:p>
          </table:table-cell>
          <table:table-cell office:value-type="float" office:value="20991" calcext:value-type="float">
            <text:p>20991</text:p>
          </table:table-cell>
          <table:table-cell table:formula="of:=STDEV([.E24:.F24])" office:value-type="float" office:value="1863.22636842655" calcext:value-type="float">
            <text:p>1863.22636842655</text:p>
          </table:table-cell>
          <table:table-cell table:formula="of:=AVERAGE([.E24:.F24])" office:value-type="float" office:value="22308.5" calcext:value-type="float">
            <text:p>22308.5</text:p>
          </table:table-cell>
          <table:table-cell office:value-type="float" office:value="0.111717" calcext:value-type="float">
            <text:p>0.111717</text:p>
          </table:table-cell>
          <table:table-cell office:value-type="float" office:value="7844.8" calcext:value-type="float">
            <text:p>7844.8</text:p>
          </table:table-cell>
          <table:table-cell office:value-type="float" office:value="4346" calcext:value-type="float">
            <text:p>4346</text:p>
          </table:table-cell>
          <table:table-cell office:value-type="float" office:value="9522" calcext:value-type="float">
            <text:p>9522</text:p>
          </table:table-cell>
          <table:table-cell office:value-type="float" office:value="5491" calcext:value-type="float">
            <text:p>5491</text:p>
          </table:table-cell>
          <table:table-cell table:formula="of:=STDEV([.L24:.M24])" office:value-type="float" office:value="2850.34743496297" calcext:value-type="float">
            <text:p>2850.34743496297</text:p>
          </table:table-cell>
          <table:table-cell table:formula="of:=AVERAGE([.L24:.M24])" office:value-type="float" office:value="7506.5" calcext:value-type="float">
            <text:p>7506.5</text:p>
          </table:table-cell>
          <table:table-cell table:number-columns-repeated="100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372111" calcext:value-type="float">
            <text:p>0.372111</text:p>
          </table:table-cell>
          <table:table-cell office:value-type="float" office:value="22710.8" calcext:value-type="float">
            <text:p>22710.8</text:p>
          </table:table-cell>
          <table:table-cell office:value-type="float" office:value="15630.4" calcext:value-type="float">
            <text:p>15630.4</text:p>
          </table:table-cell>
          <table:table-cell office:value-type="float" office:value="23872" calcext:value-type="float">
            <text:p>23872</text:p>
          </table:table-cell>
          <table:table-cell office:value-type="float" office:value="21418" calcext:value-type="float">
            <text:p>21418</text:p>
          </table:table-cell>
          <table:table-cell table:formula="of:=STDEV([.E25:.F25])" office:value-type="float" office:value="1735.24004103179" calcext:value-type="float">
            <text:p>1735.24004103179</text:p>
          </table:table-cell>
          <table:table-cell table:formula="of:=AVERAGE([.E25:.F25])" office:value-type="float" office:value="22645" calcext:value-type="float">
            <text:p>22645</text:p>
          </table:table-cell>
          <table:table-cell office:value-type="float" office:value="0.087337" calcext:value-type="float">
            <text:p>0.087337</text:p>
          </table:table-cell>
          <table:table-cell office:value-type="float" office:value="5837.6" calcext:value-type="float">
            <text:p>5837.6</text:p>
          </table:table-cell>
          <table:table-cell office:value-type="float" office:value="3558.6" calcext:value-type="float">
            <text:p>3558.6</text:p>
          </table:table-cell>
          <table:table-cell office:value-type="float" office:value="7492" calcext:value-type="float">
            <text:p>7492</text:p>
          </table:table-cell>
          <table:table-cell office:value-type="float" office:value="4039" calcext:value-type="float">
            <text:p>4039</text:p>
          </table:table-cell>
          <table:table-cell table:formula="of:=STDEV([.L25:.M25])" office:value-type="float" office:value="2441.63971543715" calcext:value-type="float">
            <text:p>2441.63971543715</text:p>
          </table:table-cell>
          <table:table-cell table:formula="of:=AVERAGE([.L25:.M25])" office:value-type="float" office:value="5765.5" calcext:value-type="float">
            <text:p>5765.5</text:p>
          </table:table-cell>
          <table:table-cell table:number-columns-repeated="100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329107" calcext:value-type="float">
            <text:p>0.329107</text:p>
          </table:table-cell>
          <table:table-cell office:value-type="float" office:value="23917" calcext:value-type="float">
            <text:p>23917</text:p>
          </table:table-cell>
          <table:table-cell office:value-type="float" office:value="17649.8" calcext:value-type="float">
            <text:p>17649.8</text:p>
          </table:table-cell>
          <table:table-cell office:value-type="float" office:value="24143" calcext:value-type="float">
            <text:p>24143</text:p>
          </table:table-cell>
          <table:table-cell office:value-type="float" office:value="23688" calcext:value-type="float">
            <text:p>23688</text:p>
          </table:table-cell>
          <table:table-cell table:formula="of:=STDEV([.E26:.F26])" office:value-type="float" office:value="321.733585439879" calcext:value-type="float">
            <text:p>321.733585439879</text:p>
          </table:table-cell>
          <table:table-cell table:formula="of:=AVERAGE([.E26:.F26])" office:value-type="float" office:value="23915.5" calcext:value-type="float">
            <text:p>23915.5</text:p>
          </table:table-cell>
          <table:table-cell office:value-type="float" office:value="0.0987842" calcext:value-type="float">
            <text:p>0.0987842</text:p>
          </table:table-cell>
          <table:table-cell office:value-type="float" office:value="7749" calcext:value-type="float">
            <text:p>7749</text:p>
          </table:table-cell>
          <table:table-cell office:value-type="float" office:value="4143.8" calcext:value-type="float">
            <text:p>4143.8</text:p>
          </table:table-cell>
          <table:table-cell office:value-type="float" office:value="9868" calcext:value-type="float">
            <text:p>9868</text:p>
          </table:table-cell>
          <table:table-cell office:value-type="float" office:value="4049" calcext:value-type="float">
            <text:p>4049</text:p>
          </table:table-cell>
          <table:table-cell table:formula="of:=STDEV([.L26:.M26])" office:value-type="float" office:value="4114.65435972452" calcext:value-type="float">
            <text:p>4114.65435972452</text:p>
          </table:table-cell>
          <table:table-cell table:formula="of:=AVERAGE([.L26:.M26])" office:value-type="float" office:value="6958.5" calcext:value-type="float">
            <text:p>6958.5</text:p>
          </table:table-cell>
          <table:table-cell table:number-columns-repeated="100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391137" calcext:value-type="float">
            <text:p>0.391137</text:p>
          </table:table-cell>
          <table:table-cell office:value-type="float" office:value="25148.2" calcext:value-type="float">
            <text:p>25148.2</text:p>
          </table:table-cell>
          <table:table-cell office:value-type="float" office:value="17598" calcext:value-type="float">
            <text:p>17598</text:p>
          </table:table-cell>
          <table:table-cell office:value-type="float" office:value="25733" calcext:value-type="float">
            <text:p>25733</text:p>
          </table:table-cell>
          <table:table-cell office:value-type="float" office:value="24224" calcext:value-type="float">
            <text:p>24224</text:p>
          </table:table-cell>
          <table:table-cell table:formula="of:=STDEV([.E27:.F27])" office:value-type="float" office:value="1067.0241328105" calcext:value-type="float">
            <text:p>1067.0241328105</text:p>
          </table:table-cell>
          <table:table-cell table:formula="of:=AVERAGE([.E27:.F27])" office:value-type="float" office:value="24978.5" calcext:value-type="float">
            <text:p>24978.5</text:p>
          </table:table-cell>
          <table:table-cell office:value-type="float" office:value="0.092243" calcext:value-type="float">
            <text:p>0.092243</text:p>
          </table:table-cell>
          <table:table-cell office:value-type="float" office:value="7391.4" calcext:value-type="float">
            <text:p>7391.4</text:p>
          </table:table-cell>
          <table:table-cell office:value-type="float" office:value="3371.2" calcext:value-type="float">
            <text:p>3371.2</text:p>
          </table:table-cell>
          <table:table-cell office:value-type="float" office:value="10039" calcext:value-type="float">
            <text:p>10039</text:p>
          </table:table-cell>
          <table:table-cell office:value-type="float" office:value="3315" calcext:value-type="float">
            <text:p>3315</text:p>
          </table:table-cell>
          <table:table-cell table:formula="of:=STDEV([.L27:.M27])" office:value-type="float" office:value="4754.58599669835" calcext:value-type="float">
            <text:p>4754.58599669835</text:p>
          </table:table-cell>
          <table:table-cell table:formula="of:=AVERAGE([.L27:.M27])" office:value-type="float" office:value="6677" calcext:value-type="float">
            <text:p>6677</text:p>
          </table:table-cell>
          <table:table-cell table:number-columns-repeated="100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369839" calcext:value-type="float">
            <text:p>0.369839</text:p>
          </table:table-cell>
          <table:table-cell office:value-type="float" office:value="25840.4" calcext:value-type="float">
            <text:p>25840.4</text:p>
          </table:table-cell>
          <table:table-cell office:value-type="float" office:value="18429.6" calcext:value-type="float">
            <text:p>18429.6</text:p>
          </table:table-cell>
          <table:table-cell office:value-type="float" office:value="27129" calcext:value-type="float">
            <text:p>27129</text:p>
          </table:table-cell>
          <table:table-cell office:value-type="float" office:value="25137" calcext:value-type="float">
            <text:p>25137</text:p>
          </table:table-cell>
          <table:table-cell table:formula="of:=STDEV([.E28:.F28])" office:value-type="float" office:value="1408.5567081236" calcext:value-type="float">
            <text:p>1408.5567081236</text:p>
          </table:table-cell>
          <table:table-cell table:formula="of:=AVERAGE([.E28:.F28])" office:value-type="float" office:value="26133" calcext:value-type="float">
            <text:p>26133</text:p>
          </table:table-cell>
          <table:table-cell office:value-type="float" office:value="0.121441" calcext:value-type="float">
            <text:p>0.121441</text:p>
          </table:table-cell>
          <table:table-cell office:value-type="float" office:value="9276.4" calcext:value-type="float">
            <text:p>9276.4</text:p>
          </table:table-cell>
          <table:table-cell office:value-type="float" office:value="4962.8" calcext:value-type="float">
            <text:p>4962.8</text:p>
          </table:table-cell>
          <table:table-cell office:value-type="float" office:value="11840" calcext:value-type="float">
            <text:p>11840</text:p>
          </table:table-cell>
          <table:table-cell office:value-type="float" office:value="7204" calcext:value-type="float">
            <text:p>7204</text:p>
          </table:table-cell>
          <table:table-cell table:formula="of:=STDEV([.L28:.M28])" office:value-type="float" office:value="3278.14703758083" calcext:value-type="float">
            <text:p>3278.14703758083</text:p>
          </table:table-cell>
          <table:table-cell table:formula="of:=AVERAGE([.L28:.M28])" office:value-type="float" office:value="9522" calcext:value-type="float">
            <text:p>9522</text:p>
          </table:table-cell>
          <table:table-cell table:number-columns-repeated="100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377116" calcext:value-type="float">
            <text:p>0.377116</text:p>
          </table:table-cell>
          <table:table-cell office:value-type="float" office:value="25801.8" calcext:value-type="float">
            <text:p>25801.8</text:p>
          </table:table-cell>
          <table:table-cell office:value-type="float" office:value="19040" calcext:value-type="float">
            <text:p>19040</text:p>
          </table:table-cell>
          <table:table-cell office:value-type="float" office:value="27191" calcext:value-type="float">
            <text:p>27191</text:p>
          </table:table-cell>
          <table:table-cell office:value-type="float" office:value="25093" calcext:value-type="float">
            <text:p>25093</text:p>
          </table:table-cell>
          <table:table-cell table:formula="of:=STDEV([.E29:.F29])" office:value-type="float" office:value="1483.51002692938" calcext:value-type="float">
            <text:p>1483.51002692938</text:p>
          </table:table-cell>
          <table:table-cell table:formula="of:=AVERAGE([.E29:.F29])" office:value-type="float" office:value="26142" calcext:value-type="float">
            <text:p>26142</text:p>
          </table:table-cell>
          <table:table-cell office:value-type="float" office:value="0.113807" calcext:value-type="float">
            <text:p>0.113807</text:p>
          </table:table-cell>
          <table:table-cell office:value-type="float" office:value="8310.6" calcext:value-type="float">
            <text:p>8310.6</text:p>
          </table:table-cell>
          <table:table-cell office:value-type="float" office:value="4940.8" calcext:value-type="float">
            <text:p>4940.8</text:p>
          </table:table-cell>
          <table:table-cell office:value-type="float" office:value="10307" calcext:value-type="float">
            <text:p>10307</text:p>
          </table:table-cell>
          <table:table-cell office:value-type="float" office:value="5626" calcext:value-type="float">
            <text:p>5626</text:p>
          </table:table-cell>
          <table:table-cell table:formula="of:=STDEV([.L29:.M29])" office:value-type="float" office:value="3309.96684273423" calcext:value-type="float">
            <text:p>3309.96684273423</text:p>
          </table:table-cell>
          <table:table-cell table:formula="of:=AVERAGE([.L29:.M29])" office:value-type="float" office:value="7966.5" calcext:value-type="float">
            <text:p>7966.5</text:p>
          </table:table-cell>
          <table:table-cell table:number-columns-repeated="100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396862" calcext:value-type="float">
            <text:p>0.396862</text:p>
          </table:table-cell>
          <table:table-cell office:value-type="float" office:value="27450.6" calcext:value-type="float">
            <text:p>27450.6</text:p>
          </table:table-cell>
          <table:table-cell office:value-type="float" office:value="20334.6" calcext:value-type="float">
            <text:p>20334.6</text:p>
          </table:table-cell>
          <table:table-cell office:value-type="float" office:value="29174" calcext:value-type="float">
            <text:p>29174</text:p>
          </table:table-cell>
          <table:table-cell office:value-type="float" office:value="23995" calcext:value-type="float">
            <text:p>23995</text:p>
          </table:table-cell>
          <table:table-cell table:formula="of:=STDEV([.E30:.F30])" office:value-type="float" office:value="3662.10601976513" calcext:value-type="float">
            <text:p>3662.10601976513</text:p>
          </table:table-cell>
          <table:table-cell table:formula="of:=AVERAGE([.E30:.F30])" office:value-type="float" office:value="26584.5" calcext:value-type="float">
            <text:p>26584.5</text:p>
          </table:table-cell>
          <table:table-cell office:value-type="float" office:value="0.113366" calcext:value-type="float">
            <text:p>0.113366</text:p>
          </table:table-cell>
          <table:table-cell office:value-type="float" office:value="8817.2" calcext:value-type="float">
            <text:p>8817.2</text:p>
          </table:table-cell>
          <table:table-cell office:value-type="float" office:value="4883.6" calcext:value-type="float">
            <text:p>4883.6</text:p>
          </table:table-cell>
          <table:table-cell office:value-type="float" office:value="13686" calcext:value-type="float">
            <text:p>13686</text:p>
          </table:table-cell>
          <table:table-cell office:value-type="float" office:value="5310" calcext:value-type="float">
            <text:p>5310</text:p>
          </table:table-cell>
          <table:table-cell table:formula="of:=STDEV([.L30:.M30])" office:value-type="float" office:value="5922.72639921852" calcext:value-type="float">
            <text:p>5922.72639921852</text:p>
          </table:table-cell>
          <table:table-cell table:formula="of:=AVERAGE([.L30:.M30])" office:value-type="float" office:value="9498" calcext:value-type="float">
            <text:p>9498</text:p>
          </table:table-cell>
          <table:table-cell table:number-columns-repeated="100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47107" calcext:value-type="float">
            <text:p>0.47107</text:p>
          </table:table-cell>
          <table:table-cell office:value-type="float" office:value="29427.4" calcext:value-type="float">
            <text:p>29427.4</text:p>
          </table:table-cell>
          <table:table-cell office:value-type="float" office:value="21778" calcext:value-type="float">
            <text:p>21778</text:p>
          </table:table-cell>
          <table:table-cell office:value-type="float" office:value="31185" calcext:value-type="float">
            <text:p>31185</text:p>
          </table:table-cell>
          <table:table-cell office:value-type="float" office:value="27288" calcext:value-type="float">
            <text:p>27288</text:p>
          </table:table-cell>
          <table:table-cell table:formula="of:=STDEV([.E31:.F31])" office:value-type="float" office:value="2755.59512628398" calcext:value-type="float">
            <text:p>2755.59512628398</text:p>
          </table:table-cell>
          <table:table-cell table:formula="of:=AVERAGE([.E31:.F31])" office:value-type="float" office:value="29236.5" calcext:value-type="float">
            <text:p>29236.5</text:p>
          </table:table-cell>
          <table:table-cell office:value-type="float" office:value="0.118946" calcext:value-type="float">
            <text:p>0.118946</text:p>
          </table:table-cell>
          <table:table-cell office:value-type="float" office:value="8657.2" calcext:value-type="float">
            <text:p>8657.2</text:p>
          </table:table-cell>
          <table:table-cell office:value-type="float" office:value="4148.4" calcext:value-type="float">
            <text:p>4148.4</text:p>
          </table:table-cell>
          <table:table-cell office:value-type="float" office:value="13345" calcext:value-type="float">
            <text:p>13345</text:p>
          </table:table-cell>
          <table:table-cell office:value-type="float" office:value="7148" calcext:value-type="float">
            <text:p>7148</text:p>
          </table:table-cell>
          <table:table-cell table:formula="of:=STDEV([.L31:.M31])" office:value-type="float" office:value="4381.94072301303" calcext:value-type="float">
            <text:p>4381.94072301303</text:p>
          </table:table-cell>
          <table:table-cell table:formula="of:=AVERAGE([.L31:.M31])" office:value-type="float" office:value="10246.5" calcext:value-type="float">
            <text:p>10246.5</text:p>
          </table:table-cell>
          <table:table-cell table:number-columns-repeated="100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484913" calcext:value-type="float">
            <text:p>0.484913</text:p>
          </table:table-cell>
          <table:table-cell office:value-type="float" office:value="30224" calcext:value-type="float">
            <text:p>30224</text:p>
          </table:table-cell>
          <table:table-cell office:value-type="float" office:value="22567.2" calcext:value-type="float">
            <text:p>22567.2</text:p>
          </table:table-cell>
          <table:table-cell office:value-type="float" office:value="31421" calcext:value-type="float">
            <text:p>31421</text:p>
          </table:table-cell>
          <table:table-cell office:value-type="float" office:value="28628" calcext:value-type="float">
            <text:p>28628</text:p>
          </table:table-cell>
          <table:table-cell table:formula="of:=STDEV([.E32:.F32])" office:value-type="float" office:value="1974.94923985403" calcext:value-type="float">
            <text:p>1974.94923985403</text:p>
          </table:table-cell>
          <table:table-cell table:formula="of:=AVERAGE([.E32:.F32])" office:value-type="float" office:value="30024.5" calcext:value-type="float">
            <text:p>30024.5</text:p>
          </table:table-cell>
          <table:table-cell office:value-type="float" office:value="0.0981842" calcext:value-type="float">
            <text:p>0.0981842</text:p>
          </table:table-cell>
          <table:table-cell office:value-type="float" office:value="7204.6" calcext:value-type="float">
            <text:p>7204.6</text:p>
          </table:table-cell>
          <table:table-cell office:value-type="float" office:value="3328" calcext:value-type="float">
            <text:p>3328</text:p>
          </table:table-cell>
          <table:table-cell office:value-type="float" office:value="9225" calcext:value-type="float">
            <text:p>9225</text:p>
          </table:table-cell>
          <table:table-cell office:value-type="float" office:value="5924" calcext:value-type="float">
            <text:p>5924</text:p>
          </table:table-cell>
          <table:table-cell table:formula="of:=STDEV([.L32:.M32])" office:value-type="float" office:value="2334.15948469679" calcext:value-type="float">
            <text:p>2334.15948469679</text:p>
          </table:table-cell>
          <table:table-cell table:formula="of:=AVERAGE([.L32:.M32])" office:value-type="float" office:value="7574.5" calcext:value-type="float">
            <text:p>7574.5</text:p>
          </table:table-cell>
          <table:table-cell table:number-columns-repeated="100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544057" calcext:value-type="float">
            <text:p>0.544057</text:p>
          </table:table-cell>
          <table:table-cell office:value-type="float" office:value="31374.6" calcext:value-type="float">
            <text:p>31374.6</text:p>
          </table:table-cell>
          <table:table-cell office:value-type="float" office:value="23137.8" calcext:value-type="float">
            <text:p>23137.8</text:p>
          </table:table-cell>
          <table:table-cell office:value-type="float" office:value="33123" calcext:value-type="float">
            <text:p>33123</text:p>
          </table:table-cell>
          <table:table-cell office:value-type="float" office:value="29828" calcext:value-type="float">
            <text:p>29828</text:p>
          </table:table-cell>
          <table:table-cell table:formula="of:=STDEV([.E33:.F33])" office:value-type="float" office:value="2329.91684400967" calcext:value-type="float">
            <text:p>2329.91684400967</text:p>
          </table:table-cell>
          <table:table-cell table:formula="of:=AVERAGE([.E33:.F33])" office:value-type="float" office:value="31475.5" calcext:value-type="float">
            <text:p>31475.5</text:p>
          </table:table-cell>
          <table:table-cell office:value-type="float" office:value="0.136542" calcext:value-type="float">
            <text:p>0.136542</text:p>
          </table:table-cell>
          <table:table-cell office:value-type="float" office:value="8764.6" calcext:value-type="float">
            <text:p>8764.6</text:p>
          </table:table-cell>
          <table:table-cell office:value-type="float" office:value="4351.4" calcext:value-type="float">
            <text:p>4351.4</text:p>
          </table:table-cell>
          <table:table-cell office:value-type="float" office:value="11183" calcext:value-type="float">
            <text:p>11183</text:p>
          </table:table-cell>
          <table:table-cell office:value-type="float" office:value="6491" calcext:value-type="float">
            <text:p>6491</text:p>
          </table:table-cell>
          <table:table-cell table:formula="of:=STDEV([.L33:.M33])" office:value-type="float" office:value="3317.74501732728" calcext:value-type="float">
            <text:p>3317.74501732728</text:p>
          </table:table-cell>
          <table:table-cell table:formula="of:=AVERAGE([.L33:.M33])" office:value-type="float" office:value="8837" calcext:value-type="float">
            <text:p>8837</text:p>
          </table:table-cell>
          <table:table-cell table:number-columns-repeated="100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462719" calcext:value-type="float">
            <text:p>0.462719</text:p>
          </table:table-cell>
          <table:table-cell office:value-type="float" office:value="31301.2" calcext:value-type="float">
            <text:p>31301.2</text:p>
          </table:table-cell>
          <table:table-cell office:value-type="float" office:value="23278.8" calcext:value-type="float">
            <text:p>23278.8</text:p>
          </table:table-cell>
          <table:table-cell office:value-type="float" office:value="33246" calcext:value-type="float">
            <text:p>33246</text:p>
          </table:table-cell>
          <table:table-cell office:value-type="float" office:value="30233" calcext:value-type="float">
            <text:p>30233</text:p>
          </table:table-cell>
          <table:table-cell table:formula="of:=STDEV([.E34:.F34])" office:value-type="float" office:value="2130.51273171507" calcext:value-type="float">
            <text:p>2130.51273171507</text:p>
          </table:table-cell>
          <table:table-cell table:formula="of:=AVERAGE([.E34:.F34])" office:value-type="float" office:value="31739.5" calcext:value-type="float">
            <text:p>31739.5</text:p>
          </table:table-cell>
          <table:table-cell office:value-type="float" office:value="0.079645" calcext:value-type="float">
            <text:p>0.079645</text:p>
          </table:table-cell>
          <table:table-cell office:value-type="float" office:value="6340.6" calcext:value-type="float">
            <text:p>6340.6</text:p>
          </table:table-cell>
          <table:table-cell office:value-type="float" office:value="2799.4" calcext:value-type="float">
            <text:p>2799.4</text:p>
          </table:table-cell>
          <table:table-cell office:value-type="float" office:value="8162" calcext:value-type="float">
            <text:p>8162</text:p>
          </table:table-cell>
          <table:table-cell office:value-type="float" office:value="4018" calcext:value-type="float">
            <text:p>4018</text:p>
          </table:table-cell>
          <table:table-cell table:formula="of:=STDEV([.L34:.M34])" office:value-type="float" office:value="2930.25050123705" calcext:value-type="float">
            <text:p>2930.25050123705</text:p>
          </table:table-cell>
          <table:table-cell table:formula="of:=AVERAGE([.L34:.M34])" office:value-type="float" office:value="6090" calcext:value-type="float">
            <text:p>6090</text:p>
          </table:table-cell>
          <table:table-cell table:number-columns-repeated="100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530266" calcext:value-type="float">
            <text:p>0.530266</text:p>
          </table:table-cell>
          <table:table-cell office:value-type="float" office:value="32789" calcext:value-type="float">
            <text:p>32789</text:p>
          </table:table-cell>
          <table:table-cell office:value-type="float" office:value="23546" calcext:value-type="float">
            <text:p>23546</text:p>
          </table:table-cell>
          <table:table-cell office:value-type="float" office:value="33956" calcext:value-type="float">
            <text:p>33956</text:p>
          </table:table-cell>
          <table:table-cell office:value-type="float" office:value="32061" calcext:value-type="float">
            <text:p>32061</text:p>
          </table:table-cell>
          <table:table-cell table:formula="of:=STDEV([.E35:.F35])" office:value-type="float" office:value="1339.96735034851" calcext:value-type="float">
            <text:p>1339.96735034851</text:p>
          </table:table-cell>
          <table:table-cell table:formula="of:=AVERAGE([.E35:.F35])" office:value-type="float" office:value="33008.5" calcext:value-type="float">
            <text:p>33008.5</text:p>
          </table:table-cell>
          <table:table-cell office:value-type="float" office:value="0.149129" calcext:value-type="float">
            <text:p>0.149129</text:p>
          </table:table-cell>
          <table:table-cell office:value-type="float" office:value="10991.4" calcext:value-type="float">
            <text:p>10991.4</text:p>
          </table:table-cell>
          <table:table-cell office:value-type="float" office:value="5273.8" calcext:value-type="float">
            <text:p>5273.8</text:p>
          </table:table-cell>
          <table:table-cell office:value-type="float" office:value="17135" calcext:value-type="float">
            <text:p>17135</text:p>
          </table:table-cell>
          <table:table-cell office:value-type="float" office:value="4525" calcext:value-type="float">
            <text:p>4525</text:p>
          </table:table-cell>
          <table:table-cell table:formula="of:=STDEV([.L35:.M35])" office:value-type="float" office:value="8916.61651076236" calcext:value-type="float">
            <text:p>8916.61651076236</text:p>
          </table:table-cell>
          <table:table-cell table:formula="of:=AVERAGE([.L35:.M35])" office:value-type="float" office:value="10830" calcext:value-type="float">
            <text:p>10830</text:p>
          </table:table-cell>
          <table:table-cell table:number-columns-repeated="100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494828" calcext:value-type="float">
            <text:p>0.494828</text:p>
          </table:table-cell>
          <table:table-cell office:value-type="float" office:value="33974.6" calcext:value-type="float">
            <text:p>33974.6</text:p>
          </table:table-cell>
          <table:table-cell office:value-type="float" office:value="25594.2" calcext:value-type="float">
            <text:p>25594.2</text:p>
          </table:table-cell>
          <table:table-cell office:value-type="float" office:value="35407" calcext:value-type="float">
            <text:p>35407</text:p>
          </table:table-cell>
          <table:table-cell office:value-type="float" office:value="29712" calcext:value-type="float">
            <text:p>29712</text:p>
          </table:table-cell>
          <table:table-cell table:formula="of:=STDEV([.E36:.F36])" office:value-type="float" office:value="4026.97311885739" calcext:value-type="float">
            <text:p>4026.97311885739</text:p>
          </table:table-cell>
          <table:table-cell table:formula="of:=AVERAGE([.E36:.F36])" office:value-type="float" office:value="32559.5" calcext:value-type="float">
            <text:p>32559.5</text:p>
          </table:table-cell>
          <table:table-cell office:value-type="float" office:value="0.124418" calcext:value-type="float">
            <text:p>0.124418</text:p>
          </table:table-cell>
          <table:table-cell office:value-type="float" office:value="10279" calcext:value-type="float">
            <text:p>10279</text:p>
          </table:table-cell>
          <table:table-cell office:value-type="float" office:value="5387.2" calcext:value-type="float">
            <text:p>5387.2</text:p>
          </table:table-cell>
          <table:table-cell office:value-type="float" office:value="12995" calcext:value-type="float">
            <text:p>12995</text:p>
          </table:table-cell>
          <table:table-cell office:value-type="float" office:value="7239" calcext:value-type="float">
            <text:p>7239</text:p>
          </table:table-cell>
          <table:table-cell table:formula="of:=STDEV([.L36:.M36])" office:value-type="float" office:value="4070.10663250977" calcext:value-type="float">
            <text:p>4070.10663250977</text:p>
          </table:table-cell>
          <table:table-cell table:formula="of:=AVERAGE([.L36:.M36])" office:value-type="float" office:value="10117" calcext:value-type="float">
            <text:p>10117</text:p>
          </table:table-cell>
          <table:table-cell table:number-columns-repeated="100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535105" calcext:value-type="float">
            <text:p>0.535105</text:p>
          </table:table-cell>
          <table:table-cell office:value-type="float" office:value="34923.6" calcext:value-type="float">
            <text:p>34923.6</text:p>
          </table:table-cell>
          <table:table-cell office:value-type="float" office:value="26277.6" calcext:value-type="float">
            <text:p>26277.6</text:p>
          </table:table-cell>
          <table:table-cell office:value-type="float" office:value="37181" calcext:value-type="float">
            <text:p>37181</text:p>
          </table:table-cell>
          <table:table-cell office:value-type="float" office:value="32525" calcext:value-type="float">
            <text:p>32525</text:p>
          </table:table-cell>
          <table:table-cell table:formula="of:=STDEV([.E37:.F37])" office:value-type="float" office:value="3292.28917320457" calcext:value-type="float">
            <text:p>3292.28917320457</text:p>
          </table:table-cell>
          <table:table-cell table:formula="of:=AVERAGE([.E37:.F37])" office:value-type="float" office:value="34853" calcext:value-type="float">
            <text:p>34853</text:p>
          </table:table-cell>
          <table:table-cell office:value-type="float" office:value="0.156745" calcext:value-type="float">
            <text:p>0.156745</text:p>
          </table:table-cell>
          <table:table-cell office:value-type="float" office:value="10828.2" calcext:value-type="float">
            <text:p>10828.2</text:p>
          </table:table-cell>
          <table:table-cell office:value-type="float" office:value="6074.2" calcext:value-type="float">
            <text:p>6074.2</text:p>
          </table:table-cell>
          <table:table-cell office:value-type="float" office:value="15942" calcext:value-type="float">
            <text:p>15942</text:p>
          </table:table-cell>
          <table:table-cell office:value-type="float" office:value="8098" calcext:value-type="float">
            <text:p>8098</text:p>
          </table:table-cell>
          <table:table-cell table:formula="of:=STDEV([.L37:.M37])" office:value-type="float" office:value="5546.54559162728" calcext:value-type="float">
            <text:p>5546.54559162728</text:p>
          </table:table-cell>
          <table:table-cell table:formula="of:=AVERAGE([.L37:.M37])" office:value-type="float" office:value="12020" calcext:value-type="float">
            <text:p>12020</text:p>
          </table:table-cell>
          <table:table-cell table:number-columns-repeated="100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539913" calcext:value-type="float">
            <text:p>0.539913</text:p>
          </table:table-cell>
          <table:table-cell office:value-type="float" office:value="35417" calcext:value-type="float">
            <text:p>35417</text:p>
          </table:table-cell>
          <table:table-cell office:value-type="float" office:value="25772.6" calcext:value-type="float">
            <text:p>25772.6</text:p>
          </table:table-cell>
          <table:table-cell office:value-type="float" office:value="37175" calcext:value-type="float">
            <text:p>37175</text:p>
          </table:table-cell>
          <table:table-cell office:value-type="float" office:value="32145" calcext:value-type="float">
            <text:p>32145</text:p>
          </table:table-cell>
          <table:table-cell table:formula="of:=STDEV([.E38:.F38])" office:value-type="float" office:value="3556.74710936833" calcext:value-type="float">
            <text:p>3556.74710936833</text:p>
          </table:table-cell>
          <table:table-cell table:formula="of:=AVERAGE([.E38:.F38])" office:value-type="float" office:value="34660" calcext:value-type="float">
            <text:p>34660</text:p>
          </table:table-cell>
          <table:table-cell office:value-type="float" office:value="0.146324" calcext:value-type="float">
            <text:p>0.146324</text:p>
          </table:table-cell>
          <table:table-cell office:value-type="float" office:value="10658.6" calcext:value-type="float">
            <text:p>10658.6</text:p>
          </table:table-cell>
          <table:table-cell office:value-type="float" office:value="6122.4" calcext:value-type="float">
            <text:p>6122.4</text:p>
          </table:table-cell>
          <table:table-cell office:value-type="float" office:value="22517" calcext:value-type="float">
            <text:p>22517</text:p>
          </table:table-cell>
          <table:table-cell office:value-type="float" office:value="6652" calcext:value-type="float">
            <text:p>6652</text:p>
          </table:table-cell>
          <table:table-cell table:formula="of:=STDEV([.L38:.M38])" office:value-type="float" office:value="11218.2490835246" calcext:value-type="float">
            <text:p>11218.2490835246</text:p>
          </table:table-cell>
          <table:table-cell table:formula="of:=AVERAGE([.L38:.M38])" office:value-type="float" office:value="14584.5" calcext:value-type="float">
            <text:p>14584.5</text:p>
          </table:table-cell>
          <table:table-cell table:number-columns-repeated="100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567078" calcext:value-type="float">
            <text:p>0.567078</text:p>
          </table:table-cell>
          <table:table-cell office:value-type="float" office:value="36725.8" calcext:value-type="float">
            <text:p>36725.8</text:p>
          </table:table-cell>
          <table:table-cell office:value-type="float" office:value="25875.4" calcext:value-type="float">
            <text:p>25875.4</text:p>
          </table:table-cell>
          <table:table-cell office:value-type="float" office:value="38196" calcext:value-type="float">
            <text:p>38196</text:p>
          </table:table-cell>
          <table:table-cell office:value-type="float" office:value="35315" calcext:value-type="float">
            <text:p>35315</text:p>
          </table:table-cell>
          <table:table-cell table:formula="of:=STDEV([.E39:.F39])" office:value-type="float" office:value="2037.17463659844" calcext:value-type="float">
            <text:p>2037.17463659844</text:p>
          </table:table-cell>
          <table:table-cell table:formula="of:=AVERAGE([.E39:.F39])" office:value-type="float" office:value="36755.5" calcext:value-type="float">
            <text:p>36755.5</text:p>
          </table:table-cell>
          <table:table-cell office:value-type="float" office:value="0.140256" calcext:value-type="float">
            <text:p>0.140256</text:p>
          </table:table-cell>
          <table:table-cell office:value-type="float" office:value="10994.8" calcext:value-type="float">
            <text:p>10994.8</text:p>
          </table:table-cell>
          <table:table-cell office:value-type="float" office:value="5288.6" calcext:value-type="float">
            <text:p>5288.6</text:p>
          </table:table-cell>
          <table:table-cell office:value-type="float" office:value="16916" calcext:value-type="float">
            <text:p>16916</text:p>
          </table:table-cell>
          <table:table-cell office:value-type="float" office:value="5190" calcext:value-type="float">
            <text:p>5190</text:p>
          </table:table-cell>
          <table:table-cell table:formula="of:=STDEV([.L39:.M39])" office:value-type="float" office:value="8291.53411619346" calcext:value-type="float">
            <text:p>8291.53411619346</text:p>
          </table:table-cell>
          <table:table-cell table:formula="of:=AVERAGE([.L39:.M39])" office:value-type="float" office:value="11053" calcext:value-type="float">
            <text:p>11053</text:p>
          </table:table-cell>
          <table:table-cell table:number-columns-repeated="100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589667" calcext:value-type="float">
            <text:p>0.589667</text:p>
          </table:table-cell>
          <table:table-cell office:value-type="float" office:value="37408.2" calcext:value-type="float">
            <text:p>37408.2</text:p>
          </table:table-cell>
          <table:table-cell office:value-type="float" office:value="27764.8" calcext:value-type="float">
            <text:p>27764.8</text:p>
          </table:table-cell>
          <table:table-cell office:value-type="float" office:value="39699" calcext:value-type="float">
            <text:p>39699</text:p>
          </table:table-cell>
          <table:table-cell office:value-type="float" office:value="35601" calcext:value-type="float">
            <text:p>35601</text:p>
          </table:table-cell>
          <table:table-cell table:formula="of:=STDEV([.E40:.F40])" office:value-type="float" office:value="2897.72358930247" calcext:value-type="float">
            <text:p>2897.72358930247</text:p>
          </table:table-cell>
          <table:table-cell table:formula="of:=AVERAGE([.E40:.F40])" office:value-type="float" office:value="37650" calcext:value-type="float">
            <text:p>37650</text:p>
          </table:table-cell>
          <table:table-cell office:value-type="float" office:value="0.15981" calcext:value-type="float">
            <text:p>0.15981</text:p>
          </table:table-cell>
          <table:table-cell office:value-type="float" office:value="11331.2" calcext:value-type="float">
            <text:p>11331.2</text:p>
          </table:table-cell>
          <table:table-cell office:value-type="float" office:value="5774.8" calcext:value-type="float">
            <text:p>5774.8</text:p>
          </table:table-cell>
          <table:table-cell office:value-type="float" office:value="17802" calcext:value-type="float">
            <text:p>17802</text:p>
          </table:table-cell>
          <table:table-cell office:value-type="float" office:value="6254" calcext:value-type="float">
            <text:p>6254</text:p>
          </table:table-cell>
          <table:table-cell table:formula="of:=STDEV([.L40:.M40])" office:value-type="float" office:value="8165.66910914225" calcext:value-type="float">
            <text:p>8165.66910914225</text:p>
          </table:table-cell>
          <table:table-cell table:formula="of:=AVERAGE([.L40:.M40])" office:value-type="float" office:value="12028" calcext:value-type="float">
            <text:p>12028</text:p>
          </table:table-cell>
          <table:table-cell table:number-columns-repeated="100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24826" calcext:value-type="float">
            <text:p>0.624826</text:p>
          </table:table-cell>
          <table:table-cell office:value-type="float" office:value="38590.4" calcext:value-type="float">
            <text:p>38590.4</text:p>
          </table:table-cell>
          <table:table-cell office:value-type="float" office:value="27153.2" calcext:value-type="float">
            <text:p>27153.2</text:p>
          </table:table-cell>
          <table:table-cell office:value-type="float" office:value="40010" calcext:value-type="float">
            <text:p>40010</text:p>
          </table:table-cell>
          <table:table-cell office:value-type="float" office:value="37290" calcext:value-type="float">
            <text:p>37290</text:p>
          </table:table-cell>
          <table:table-cell table:formula="of:=STDEV([.E41:.F41])" office:value-type="float" office:value="1923.33044482741" calcext:value-type="float">
            <text:p>1923.33044482741</text:p>
          </table:table-cell>
          <table:table-cell table:formula="of:=AVERAGE([.E41:.F41])" office:value-type="float" office:value="38650" calcext:value-type="float">
            <text:p>38650</text:p>
          </table:table-cell>
          <table:table-cell office:value-type="float" office:value="0.169208" calcext:value-type="float">
            <text:p>0.169208</text:p>
          </table:table-cell>
          <table:table-cell office:value-type="float" office:value="11894.8" calcext:value-type="float">
            <text:p>11894.8</text:p>
          </table:table-cell>
          <table:table-cell office:value-type="float" office:value="5310" calcext:value-type="float">
            <text:p>5310</text:p>
          </table:table-cell>
          <table:table-cell office:value-type="float" office:value="15743" calcext:value-type="float">
            <text:p>15743</text:p>
          </table:table-cell>
          <table:table-cell office:value-type="float" office:value="7364" calcext:value-type="float">
            <text:p>7364</text:p>
          </table:table-cell>
          <table:table-cell table:formula="of:=STDEV([.L41:.M41])" office:value-type="float" office:value="5924.84771956208" calcext:value-type="float">
            <text:p>5924.84771956208</text:p>
          </table:table-cell>
          <table:table-cell table:formula="of:=AVERAGE([.L41:.M41])" office:value-type="float" office:value="11553.5" calcext:value-type="float">
            <text:p>11553.5</text:p>
          </table:table-cell>
          <table:table-cell table:number-columns-repeated="1009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616013" calcext:value-type="float">
            <text:p>0.616013</text:p>
          </table:table-cell>
          <table:table-cell office:value-type="float" office:value="39034" calcext:value-type="float">
            <text:p>39034</text:p>
          </table:table-cell>
          <table:table-cell office:value-type="float" office:value="29755.4" calcext:value-type="float">
            <text:p>29755.4</text:p>
          </table:table-cell>
          <table:table-cell office:value-type="float" office:value="40733" calcext:value-type="float">
            <text:p>40733</text:p>
          </table:table-cell>
          <table:table-cell office:value-type="float" office:value="37674" calcext:value-type="float">
            <text:p>37674</text:p>
          </table:table-cell>
          <table:table-cell table:formula="of:=STDEV([.E42:.F42])" office:value-type="float" office:value="2163.03964364965" calcext:value-type="float">
            <text:p>2163.03964364965</text:p>
          </table:table-cell>
          <table:table-cell table:formula="of:=AVERAGE([.E42:.F42])" office:value-type="float" office:value="39203.5" calcext:value-type="float">
            <text:p>39203.5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12324" calcext:value-type="float">
            <text:p>12324</text:p>
          </table:table-cell>
          <table:table-cell office:value-type="float" office:value="5478" calcext:value-type="float">
            <text:p>5478</text:p>
          </table:table-cell>
          <table:table-cell office:value-type="float" office:value="15724" calcext:value-type="float">
            <text:p>15724</text:p>
          </table:table-cell>
          <table:table-cell office:value-type="float" office:value="8735" calcext:value-type="float">
            <text:p>8735</text:p>
          </table:table-cell>
          <table:table-cell table:formula="of:=STDEV([.L42:.M42])" office:value-type="float" office:value="4941.96929371278" calcext:value-type="float">
            <text:p>4941.96929371278</text:p>
          </table:table-cell>
          <table:table-cell table:formula="of:=AVERAGE([.L42:.M42])" office:value-type="float" office:value="12229.5" calcext:value-type="float">
            <text:p>12229.5</text:p>
          </table:table-cell>
          <table:table-cell table:number-columns-repeated="100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576366" calcext:value-type="float">
            <text:p>0.576366</text:p>
          </table:table-cell>
          <table:table-cell office:value-type="float" office:value="39615.8" calcext:value-type="float">
            <text:p>39615.8</text:p>
          </table:table-cell>
          <table:table-cell office:value-type="float" office:value="28580.8" calcext:value-type="float">
            <text:p>28580.8</text:p>
          </table:table-cell>
          <table:table-cell office:value-type="float" office:value="41413" calcext:value-type="float">
            <text:p>41413</text:p>
          </table:table-cell>
          <table:table-cell office:value-type="float" office:value="37346" calcext:value-type="float">
            <text:p>37346</text:p>
          </table:table-cell>
          <table:table-cell table:formula="of:=STDEV([.E43:.F43])" office:value-type="float" office:value="2875.80327908569" calcext:value-type="float">
            <text:p>2875.80327908569</text:p>
          </table:table-cell>
          <table:table-cell table:formula="of:=AVERAGE([.E43:.F43])" office:value-type="float" office:value="39379.5" calcext:value-type="float">
            <text:p>39379.5</text:p>
          </table:table-cell>
          <table:table-cell office:value-type="float" office:value="0.163318" calcext:value-type="float">
            <text:p>0.163318</text:p>
          </table:table-cell>
          <table:table-cell office:value-type="float" office:value="12473.4" calcext:value-type="float">
            <text:p>12473.4</text:p>
          </table:table-cell>
          <table:table-cell office:value-type="float" office:value="5129.8" calcext:value-type="float">
            <text:p>5129.8</text:p>
          </table:table-cell>
          <table:table-cell office:value-type="float" office:value="19445" calcext:value-type="float">
            <text:p>19445</text:p>
          </table:table-cell>
          <table:table-cell office:value-type="float" office:value="7397" calcext:value-type="float">
            <text:p>7397</text:p>
          </table:table-cell>
          <table:table-cell table:formula="of:=STDEV([.L43:.M43])" office:value-type="float" office:value="8519.22249973553" calcext:value-type="float">
            <text:p>8519.22249973553</text:p>
          </table:table-cell>
          <table:table-cell table:formula="of:=AVERAGE([.L43:.M43])" office:value-type="float" office:value="13421" calcext:value-type="float">
            <text:p>13421</text:p>
          </table:table-cell>
          <table:table-cell table:number-columns-repeated="1009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639385" calcext:value-type="float">
            <text:p>0.639385</text:p>
          </table:table-cell>
          <table:table-cell office:value-type="float" office:value="41590.4" calcext:value-type="float">
            <text:p>41590.4</text:p>
          </table:table-cell>
          <table:table-cell office:value-type="float" office:value="30334.8" calcext:value-type="float">
            <text:p>30334.8</text:p>
          </table:table-cell>
          <table:table-cell office:value-type="float" office:value="43407" calcext:value-type="float">
            <text:p>43407</text:p>
          </table:table-cell>
          <table:table-cell office:value-type="float" office:value="39209" calcext:value-type="float">
            <text:p>39209</text:p>
          </table:table-cell>
          <table:table-cell table:formula="of:=STDEV([.E44:.F44])" office:value-type="float" office:value="2968.43426742113" calcext:value-type="float">
            <text:p>2968.43426742113</text:p>
          </table:table-cell>
          <table:table-cell table:formula="of:=AVERAGE([.E44:.F44])" office:value-type="float" office:value="41308" calcext:value-type="float">
            <text:p>41308</text:p>
          </table:table-cell>
          <table:table-cell office:value-type="float" office:value="0.176259" calcext:value-type="float">
            <text:p>0.176259</text:p>
          </table:table-cell>
          <table:table-cell office:value-type="float" office:value="13398.4" calcext:value-type="float">
            <text:p>13398.4</text:p>
          </table:table-cell>
          <table:table-cell office:value-type="float" office:value="7623.2" calcext:value-type="float">
            <text:p>7623.2</text:p>
          </table:table-cell>
          <table:table-cell office:value-type="float" office:value="17634" calcext:value-type="float">
            <text:p>17634</text:p>
          </table:table-cell>
          <table:table-cell office:value-type="float" office:value="8445" calcext:value-type="float">
            <text:p>8445</text:p>
          </table:table-cell>
          <table:table-cell table:formula="of:=STDEV([.L44:.M44])" office:value-type="float" office:value="6497.60421232319" calcext:value-type="float">
            <text:p>6497.60421232319</text:p>
          </table:table-cell>
          <table:table-cell table:formula="of:=AVERAGE([.L44:.M44])" office:value-type="float" office:value="13039.5" calcext:value-type="float">
            <text:p>13039.5</text:p>
          </table:table-cell>
          <table:table-cell table:number-columns-repeated="100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62247" calcext:value-type="float">
            <text:p>0.62247</text:p>
          </table:table-cell>
          <table:table-cell office:value-type="float" office:value="41992.8" calcext:value-type="float">
            <text:p>41992.8</text:p>
          </table:table-cell>
          <table:table-cell office:value-type="float" office:value="30302.8" calcext:value-type="float">
            <text:p>30302.8</text:p>
          </table:table-cell>
          <table:table-cell office:value-type="float" office:value="44917" calcext:value-type="float">
            <text:p>44917</text:p>
          </table:table-cell>
          <table:table-cell office:value-type="float" office:value="39431" calcext:value-type="float">
            <text:p>39431</text:p>
          </table:table-cell>
          <table:table-cell table:formula="of:=STDEV([.E45:.F45])" office:value-type="float" office:value="3879.1878015894" calcext:value-type="float">
            <text:p>3879.1878015894</text:p>
          </table:table-cell>
          <table:table-cell table:formula="of:=AVERAGE([.E45:.F45])" office:value-type="float" office:value="42174" calcext:value-type="float">
            <text:p>42174</text:p>
          </table:table-cell>
          <table:table-cell office:value-type="float" office:value="0.190821" calcext:value-type="float">
            <text:p>0.190821</text:p>
          </table:table-cell>
          <table:table-cell office:value-type="float" office:value="13688.6" calcext:value-type="float">
            <text:p>13688.6</text:p>
          </table:table-cell>
          <table:table-cell office:value-type="float" office:value="7419.2" calcext:value-type="float">
            <text:p>7419.2</text:p>
          </table:table-cell>
          <table:table-cell office:value-type="float" office:value="23954" calcext:value-type="float">
            <text:p>23954</text:p>
          </table:table-cell>
          <table:table-cell office:value-type="float" office:value="5638" calcext:value-type="float">
            <text:p>5638</text:p>
          </table:table-cell>
          <table:table-cell table:formula="of:=STDEV([.L45:.M45])" office:value-type="float" office:value="12951.3678042128" calcext:value-type="float">
            <text:p>12951.3678042128</text:p>
          </table:table-cell>
          <table:table-cell table:formula="of:=AVERAGE([.L45:.M45])" office:value-type="float" office:value="14796" calcext:value-type="float">
            <text:p>14796</text:p>
          </table:table-cell>
          <table:table-cell table:number-columns-repeated="100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87145" calcext:value-type="float">
            <text:p>0.687145</text:p>
          </table:table-cell>
          <table:table-cell office:value-type="float" office:value="44039.6" calcext:value-type="float">
            <text:p>44039.6</text:p>
          </table:table-cell>
          <table:table-cell office:value-type="float" office:value="31861.6" calcext:value-type="float">
            <text:p>31861.6</text:p>
          </table:table-cell>
          <table:table-cell office:value-type="float" office:value="46620" calcext:value-type="float">
            <text:p>46620</text:p>
          </table:table-cell>
          <table:table-cell office:value-type="float" office:value="40717" calcext:value-type="float">
            <text:p>40717</text:p>
          </table:table-cell>
          <table:table-cell table:formula="of:=STDEV([.E46:.F46])" office:value-type="float" office:value="4174.05132934419" calcext:value-type="float">
            <text:p>4174.05132934419</text:p>
          </table:table-cell>
          <table:table-cell table:formula="of:=AVERAGE([.E46:.F46])" office:value-type="float" office:value="43668.5" calcext:value-type="float">
            <text:p>43668.5</text:p>
          </table:table-cell>
          <table:table-cell office:value-type="float" office:value="0.19648" calcext:value-type="float">
            <text:p>0.19648</text:p>
          </table:table-cell>
          <table:table-cell office:value-type="float" office:value="14779.6" calcext:value-type="float">
            <text:p>14779.6</text:p>
          </table:table-cell>
          <table:table-cell office:value-type="float" office:value="6164.8" calcext:value-type="float">
            <text:p>6164.8</text:p>
          </table:table-cell>
          <table:table-cell office:value-type="float" office:value="21836" calcext:value-type="float">
            <text:p>21836</text:p>
          </table:table-cell>
          <table:table-cell office:value-type="float" office:value="7709" calcext:value-type="float">
            <text:p>7709</text:p>
          </table:table-cell>
          <table:table-cell table:formula="of:=STDEV([.L46:.M46])" office:value-type="float" office:value="9989.29749782236" calcext:value-type="float">
            <text:p>9989.29749782236</text:p>
          </table:table-cell>
          <table:table-cell table:formula="of:=AVERAGE([.L46:.M46])" office:value-type="float" office:value="14772.5" calcext:value-type="float">
            <text:p>14772.5</text:p>
          </table:table-cell>
          <table:table-cell table:number-columns-repeated="100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714201" calcext:value-type="float">
            <text:p>0.714201</text:p>
          </table:table-cell>
          <table:table-cell office:value-type="float" office:value="44638" calcext:value-type="float">
            <text:p>44638</text:p>
          </table:table-cell>
          <table:table-cell office:value-type="float" office:value="31050.6" calcext:value-type="float">
            <text:p>31050.6</text:p>
          </table:table-cell>
          <table:table-cell office:value-type="float" office:value="46891" calcext:value-type="float">
            <text:p>46891</text:p>
          </table:table-cell>
          <table:table-cell office:value-type="float" office:value="42436" calcext:value-type="float">
            <text:p>42436</text:p>
          </table:table-cell>
          <table:table-cell table:formula="of:=STDEV([.E47:.F47])" office:value-type="float" office:value="3150.16071018607" calcext:value-type="float">
            <text:p>3150.16071018607</text:p>
          </table:table-cell>
          <table:table-cell table:formula="of:=AVERAGE([.E47:.F47])" office:value-type="float" office:value="44663.5" calcext:value-type="float">
            <text:p>44663.5</text:p>
          </table:table-cell>
          <table:table-cell office:value-type="float" office:value="0.155665" calcext:value-type="float">
            <text:p>0.155665</text:p>
          </table:table-cell>
          <table:table-cell office:value-type="float" office:value="11804.2" calcext:value-type="float">
            <text:p>11804.2</text:p>
          </table:table-cell>
          <table:table-cell office:value-type="float" office:value="5496.8" calcext:value-type="float">
            <text:p>5496.8</text:p>
          </table:table-cell>
          <table:table-cell office:value-type="float" office:value="18461" calcext:value-type="float">
            <text:p>18461</text:p>
          </table:table-cell>
          <table:table-cell office:value-type="float" office:value="6450" calcext:value-type="float">
            <text:p>6450</text:p>
          </table:table-cell>
          <table:table-cell table:formula="of:=STDEV([.L47:.M47])" office:value-type="float" office:value="8493.05954883162" calcext:value-type="float">
            <text:p>8493.05954883162</text:p>
          </table:table-cell>
          <table:table-cell table:formula="of:=AVERAGE([.L47:.M47])" office:value-type="float" office:value="12455.5" calcext:value-type="float">
            <text:p>12455.5</text:p>
          </table:table-cell>
          <table:table-cell table:number-columns-repeated="1009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732467" calcext:value-type="float">
            <text:p>0.732467</text:p>
          </table:table-cell>
          <table:table-cell office:value-type="float" office:value="45908.2" calcext:value-type="float">
            <text:p>45908.2</text:p>
          </table:table-cell>
          <table:table-cell office:value-type="float" office:value="33427.8" calcext:value-type="float">
            <text:p>33427.8</text:p>
          </table:table-cell>
          <table:table-cell office:value-type="float" office:value="47505" calcext:value-type="float">
            <text:p>47505</text:p>
          </table:table-cell>
          <table:table-cell office:value-type="float" office:value="42638" calcext:value-type="float">
            <text:p>42638</text:p>
          </table:table-cell>
          <table:table-cell table:formula="of:=STDEV([.E48:.F48])" office:value-type="float" office:value="3441.48870403493" calcext:value-type="float">
            <text:p>3441.48870403493</text:p>
          </table:table-cell>
          <table:table-cell table:formula="of:=AVERAGE([.E48:.F48])" office:value-type="float" office:value="45071.5" calcext:value-type="float">
            <text:p>45071.5</text:p>
          </table:table-cell>
          <table:table-cell office:value-type="float" office:value="0.200326" calcext:value-type="float">
            <text:p>0.200326</text:p>
          </table:table-cell>
          <table:table-cell office:value-type="float" office:value="12689.6" calcext:value-type="float">
            <text:p>12689.6</text:p>
          </table:table-cell>
          <table:table-cell office:value-type="float" office:value="7762.8" calcext:value-type="float">
            <text:p>7762.8</text:p>
          </table:table-cell>
          <table:table-cell office:value-type="float" office:value="16743" calcext:value-type="float">
            <text:p>16743</text:p>
          </table:table-cell>
          <table:table-cell office:value-type="float" office:value="9913" calcext:value-type="float">
            <text:p>9913</text:p>
          </table:table-cell>
          <table:table-cell table:formula="of:=STDEV([.L48:.M48])" office:value-type="float" office:value="4829.53931550412" calcext:value-type="float">
            <text:p>4829.53931550412</text:p>
          </table:table-cell>
          <table:table-cell table:formula="of:=AVERAGE([.L48:.M48])" office:value-type="float" office:value="13328" calcext:value-type="float">
            <text:p>13328</text:p>
          </table:table-cell>
          <table:table-cell table:number-columns-repeated="100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693218" calcext:value-type="float">
            <text:p>0.693218</text:p>
          </table:table-cell>
          <table:table-cell office:value-type="float" office:value="47527.4" calcext:value-type="float">
            <text:p>47527.4</text:p>
          </table:table-cell>
          <table:table-cell office:value-type="float" office:value="34898.6" calcext:value-type="float">
            <text:p>34898.6</text:p>
          </table:table-cell>
          <table:table-cell office:value-type="float" office:value="48843" calcext:value-type="float">
            <text:p>48843</text:p>
          </table:table-cell>
          <table:table-cell office:value-type="float" office:value="46192" calcext:value-type="float">
            <text:p>46192</text:p>
          </table:table-cell>
          <table:table-cell table:formula="of:=STDEV([.E49:.F49])" office:value-type="float" office:value="1874.54007692554" calcext:value-type="float">
            <text:p>1874.54007692554</text:p>
          </table:table-cell>
          <table:table-cell table:formula="of:=AVERAGE([.E49:.F49])" office:value-type="float" office:value="47517.5" calcext:value-type="float">
            <text:p>47517.5</text:p>
          </table:table-cell>
          <table:table-cell office:value-type="float" office:value="0.161146" calcext:value-type="float">
            <text:p>0.161146</text:p>
          </table:table-cell>
          <table:table-cell office:value-type="float" office:value="13096.2" calcext:value-type="float">
            <text:p>13096.2</text:p>
          </table:table-cell>
          <table:table-cell office:value-type="float" office:value="5673.8" calcext:value-type="float">
            <text:p>5673.8</text:p>
          </table:table-cell>
          <table:table-cell office:value-type="float" office:value="19841" calcext:value-type="float">
            <text:p>19841</text:p>
          </table:table-cell>
          <table:table-cell office:value-type="float" office:value="8424" calcext:value-type="float">
            <text:p>8424</text:p>
          </table:table-cell>
          <table:table-cell table:formula="of:=STDEV([.L49:.M49])" office:value-type="float" office:value="8073.03812080681" calcext:value-type="float">
            <text:p>8073.03812080681</text:p>
          </table:table-cell>
          <table:table-cell table:formula="of:=AVERAGE([.L49:.M49])" office:value-type="float" office:value="14132.5" calcext:value-type="float">
            <text:p>14132.5</text:p>
          </table:table-cell>
          <table:table-cell table:number-columns-repeated="1009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600675" calcext:value-type="float">
            <text:p>0.600675</text:p>
          </table:table-cell>
          <table:table-cell office:value-type="float" office:value="42398.4" calcext:value-type="float">
            <text:p>42398.4</text:p>
          </table:table-cell>
          <table:table-cell office:value-type="float" office:value="29562.4" calcext:value-type="float">
            <text:p>29562.4</text:p>
          </table:table-cell>
          <table:table-cell office:value-type="float" office:value="46976" calcext:value-type="float">
            <text:p>46976</text:p>
          </table:table-cell>
          <table:table-cell office:value-type="float" office:value="25916" calcext:value-type="float">
            <text:p>25916</text:p>
          </table:table-cell>
          <table:table-cell table:formula="of:=STDEV([.E50:.F50])" office:value-type="float" office:value="14891.6688117887" calcext:value-type="float">
            <text:p>14891.6688117887</text:p>
          </table:table-cell>
          <table:table-cell table:formula="of:=AVERAGE([.E50:.F50])" office:value-type="float" office:value="36446" calcext:value-type="float">
            <text:p>36446</text:p>
          </table:table-cell>
          <table:table-cell office:value-type="float" office:value="0.208575" calcext:value-type="float">
            <text:p>0.208575</text:p>
          </table:table-cell>
          <table:table-cell office:value-type="float" office:value="17190" calcext:value-type="float">
            <text:p>17190</text:p>
          </table:table-cell>
          <table:table-cell office:value-type="float" office:value="7166.2" calcext:value-type="float">
            <text:p>7166.2</text:p>
          </table:table-cell>
          <table:table-cell office:value-type="float" office:value="24351" calcext:value-type="float">
            <text:p>24351</text:p>
          </table:table-cell>
          <table:table-cell office:value-type="float" office:value="8796" calcext:value-type="float">
            <text:p>8796</text:p>
          </table:table-cell>
          <table:table-cell table:formula="of:=STDEV([.L50:.M50])" office:value-type="float" office:value="10999.0459813567" calcext:value-type="float">
            <text:p>10999.0459813567</text:p>
          </table:table-cell>
          <table:table-cell table:formula="of:=AVERAGE([.L50:.M50])" office:value-type="float" office:value="16573.5" calcext:value-type="float">
            <text:p>16573.5</text:p>
          </table:table-cell>
          <table:table-cell table:number-columns-repeated="100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17593" calcext:value-type="float">
            <text:p>0.817593</text:p>
          </table:table-cell>
          <table:table-cell office:value-type="float" office:value="49538.6" calcext:value-type="float">
            <text:p>49538.6</text:p>
          </table:table-cell>
          <table:table-cell office:value-type="float" office:value="36017.8" calcext:value-type="float">
            <text:p>36017.8</text:p>
          </table:table-cell>
          <table:table-cell office:value-type="float" office:value="51762" calcext:value-type="float">
            <text:p>51762</text:p>
          </table:table-cell>
          <table:table-cell office:value-type="float" office:value="47917" calcext:value-type="float">
            <text:p>47917</text:p>
          </table:table-cell>
          <table:table-cell table:formula="of:=STDEV([.E51:.F51])" office:value-type="float" office:value="2718.82557366227" calcext:value-type="float">
            <text:p>2718.82557366227</text:p>
          </table:table-cell>
          <table:table-cell table:formula="of:=AVERAGE([.E51:.F51])" office:value-type="float" office:value="49839.5" calcext:value-type="float">
            <text:p>49839.5</text:p>
          </table:table-cell>
          <table:table-cell office:value-type="float" office:value="0.218102" calcext:value-type="float">
            <text:p>0.218102</text:p>
          </table:table-cell>
          <table:table-cell office:value-type="float" office:value="15201.2" calcext:value-type="float">
            <text:p>15201.2</text:p>
          </table:table-cell>
          <table:table-cell office:value-type="float" office:value="8619" calcext:value-type="float">
            <text:p>8619</text:p>
          </table:table-cell>
          <table:table-cell office:value-type="float" office:value="20524" calcext:value-type="float">
            <text:p>20524</text:p>
          </table:table-cell>
          <table:table-cell office:value-type="float" office:value="9532" calcext:value-type="float">
            <text:p>9532</text:p>
          </table:table-cell>
          <table:table-cell table:formula="of:=STDEV([.L51:.M51])" office:value-type="float" office:value="7772.51773880253" calcext:value-type="float">
            <text:p>7772.51773880253</text:p>
          </table:table-cell>
          <table:table-cell table:formula="of:=AVERAGE([.L51:.M51])" office:value-type="float" office:value="15028" calcext:value-type="float">
            <text:p>15028</text:p>
          </table:table-cell>
          <table:table-cell table:number-columns-repeated="1009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791613" calcext:value-type="float">
            <text:p>0.791613</text:p>
          </table:table-cell>
          <table:table-cell office:value-type="float" office:value="49435.2" calcext:value-type="float">
            <text:p>49435.2</text:p>
          </table:table-cell>
          <table:table-cell office:value-type="float" office:value="35350.4" calcext:value-type="float">
            <text:p>35350.4</text:p>
          </table:table-cell>
          <table:table-cell office:value-type="float" office:value="53358" calcext:value-type="float">
            <text:p>53358</text:p>
          </table:table-cell>
          <table:table-cell office:value-type="float" office:value="46213" calcext:value-type="float">
            <text:p>46213</text:p>
          </table:table-cell>
          <table:table-cell table:formula="of:=STDEV([.E52:.F52])" office:value-type="float" office:value="5052.27795157788" calcext:value-type="float">
            <text:p>5052.27795157788</text:p>
          </table:table-cell>
          <table:table-cell table:formula="of:=AVERAGE([.E52:.F52])" office:value-type="float" office:value="49785.5" calcext:value-type="float">
            <text:p>49785.5</text:p>
          </table:table-cell>
          <table:table-cell office:value-type="float" office:value="0.178116" calcext:value-type="float">
            <text:p>0.178116</text:p>
          </table:table-cell>
          <table:table-cell office:value-type="float" office:value="13091.2" calcext:value-type="float">
            <text:p>13091.2</text:p>
          </table:table-cell>
          <table:table-cell office:value-type="float" office:value="7780.2" calcext:value-type="float">
            <text:p>7780.2</text:p>
          </table:table-cell>
          <table:table-cell office:value-type="float" office:value="19793" calcext:value-type="float">
            <text:p>19793</text:p>
          </table:table-cell>
          <table:table-cell office:value-type="float" office:value="5716" calcext:value-type="float">
            <text:p>5716</text:p>
          </table:table-cell>
          <table:table-cell table:formula="of:=STDEV([.L52:.M52])" office:value-type="float" office:value="9953.94215876303" calcext:value-type="float">
            <text:p>9953.94215876303</text:p>
          </table:table-cell>
          <table:table-cell table:formula="of:=AVERAGE([.L52:.M52])" office:value-type="float" office:value="12754.5" calcext:value-type="float">
            <text:p>12754.5</text:p>
          </table:table-cell>
          <table:table-cell table:number-columns-repeated="100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760937" calcext:value-type="float">
            <text:p>0.760937</text:p>
          </table:table-cell>
          <table:table-cell office:value-type="float" office:value="50592.4" calcext:value-type="float">
            <text:p>50592.4</text:p>
          </table:table-cell>
          <table:table-cell office:value-type="float" office:value="36222" calcext:value-type="float">
            <text:p>36222</text:p>
          </table:table-cell>
          <table:table-cell office:value-type="float" office:value="53378" calcext:value-type="float">
            <text:p>53378</text:p>
          </table:table-cell>
          <table:table-cell office:value-type="float" office:value="47672" calcext:value-type="float">
            <text:p>47672</text:p>
          </table:table-cell>
          <table:table-cell table:formula="of:=STDEV([.E53:.F53])" office:value-type="float" office:value="4034.75129345044" calcext:value-type="float">
            <text:p>4034.75129345044</text:p>
          </table:table-cell>
          <table:table-cell table:formula="of:=AVERAGE([.E53:.F53])" office:value-type="float" office:value="50525" calcext:value-type="float">
            <text:p>50525</text:p>
          </table:table-cell>
          <table:table-cell office:value-type="float" office:value="0.172816" calcext:value-type="float">
            <text:p>0.172816</text:p>
          </table:table-cell>
          <table:table-cell office:value-type="float" office:value="13494.8" calcext:value-type="float">
            <text:p>13494.8</text:p>
          </table:table-cell>
          <table:table-cell office:value-type="float" office:value="6690.4" calcext:value-type="float">
            <text:p>6690.4</text:p>
          </table:table-cell>
          <table:table-cell office:value-type="float" office:value="25138" calcext:value-type="float">
            <text:p>25138</text:p>
          </table:table-cell>
          <table:table-cell office:value-type="float" office:value="6241" calcext:value-type="float">
            <text:p>6241</text:p>
          </table:table-cell>
          <table:table-cell table:formula="of:=STDEV([.L53:.M53])" office:value-type="float" office:value="13362.1968440822" calcext:value-type="float">
            <text:p>13362.1968440822</text:p>
          </table:table-cell>
          <table:table-cell table:formula="of:=AVERAGE([.L53:.M53])" office:value-type="float" office:value="15689.5" calcext:value-type="float">
            <text:p>15689.5</text:p>
          </table:table-cell>
          <table:table-cell table:number-columns-repeated="1009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78545" calcext:value-type="float">
            <text:p>0.78545</text:p>
          </table:table-cell>
          <table:table-cell office:value-type="float" office:value="51648.2" calcext:value-type="float">
            <text:p>51648.2</text:p>
          </table:table-cell>
          <table:table-cell office:value-type="float" office:value="35660.6" calcext:value-type="float">
            <text:p>35660.6</text:p>
          </table:table-cell>
          <table:table-cell office:value-type="float" office:value="52792" calcext:value-type="float">
            <text:p>52792</text:p>
          </table:table-cell>
          <table:table-cell office:value-type="float" office:value="50389" calcext:value-type="float">
            <text:p>50389</text:p>
          </table:table-cell>
          <table:table-cell table:formula="of:=STDEV([.E54:.F54])" office:value-type="float" office:value="1699.17759519127" calcext:value-type="float">
            <text:p>1699.17759519127</text:p>
          </table:table-cell>
          <table:table-cell table:formula="of:=AVERAGE([.E54:.F54])" office:value-type="float" office:value="51590.5" calcext:value-type="float">
            <text:p>51590.5</text:p>
          </table:table-cell>
          <table:table-cell office:value-type="float" office:value="0.260205" calcext:value-type="float">
            <text:p>0.260205</text:p>
          </table:table-cell>
          <table:table-cell office:value-type="float" office:value="18717.8" calcext:value-type="float">
            <text:p>18717.8</text:p>
          </table:table-cell>
          <table:table-cell office:value-type="float" office:value="9677.2" calcext:value-type="float">
            <text:p>9677.2</text:p>
          </table:table-cell>
          <table:table-cell office:value-type="float" office:value="23102" calcext:value-type="float">
            <text:p>23102</text:p>
          </table:table-cell>
          <table:table-cell office:value-type="float" office:value="15770" calcext:value-type="float">
            <text:p>15770</text:p>
          </table:table-cell>
          <table:table-cell table:formula="of:=STDEV([.L54:.M54])" office:value-type="float" office:value="5184.50691965977" calcext:value-type="float">
            <text:p>5184.50691965977</text:p>
          </table:table-cell>
          <table:table-cell table:formula="of:=AVERAGE([.L54:.M54])" office:value-type="float" office:value="19436" calcext:value-type="float">
            <text:p>19436</text:p>
          </table:table-cell>
          <table:table-cell table:number-columns-repeated="100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794222" calcext:value-type="float">
            <text:p>0.794222</text:p>
          </table:table-cell>
          <table:table-cell office:value-type="float" office:value="53084.8" calcext:value-type="float">
            <text:p>53084.8</text:p>
          </table:table-cell>
          <table:table-cell office:value-type="float" office:value="37816.8" calcext:value-type="float">
            <text:p>37816.8</text:p>
          </table:table-cell>
          <table:table-cell office:value-type="float" office:value="55653" calcext:value-type="float">
            <text:p>55653</text:p>
          </table:table-cell>
          <table:table-cell office:value-type="float" office:value="49925" calcext:value-type="float">
            <text:p>49925</text:p>
          </table:table-cell>
          <table:table-cell table:formula="of:=STDEV([.E55:.F55])" office:value-type="float" office:value="4050.30764263654" calcext:value-type="float">
            <text:p>4050.30764263654</text:p>
          </table:table-cell>
          <table:table-cell table:formula="of:=AVERAGE([.E55:.F55])" office:value-type="float" office:value="52789" calcext:value-type="float">
            <text:p>52789</text:p>
          </table:table-cell>
          <table:table-cell office:value-type="float" office:value="0.175897" calcext:value-type="float">
            <text:p>0.175897</text:p>
          </table:table-cell>
          <table:table-cell office:value-type="float" office:value="13137.8" calcext:value-type="float">
            <text:p>13137.8</text:p>
          </table:table-cell>
          <table:table-cell office:value-type="float" office:value="6423.6" calcext:value-type="float">
            <text:p>6423.6</text:p>
          </table:table-cell>
          <table:table-cell office:value-type="float" office:value="17435" calcext:value-type="float">
            <text:p>17435</text:p>
          </table:table-cell>
          <table:table-cell office:value-type="float" office:value="6848" calcext:value-type="float">
            <text:p>6848</text:p>
          </table:table-cell>
          <table:table-cell table:formula="of:=STDEV([.L55:.M55])" office:value-type="float" office:value="7486.13949242198" calcext:value-type="float">
            <text:p>7486.13949242198</text:p>
          </table:table-cell>
          <table:table-cell table:formula="of:=AVERAGE([.L55:.M55])" office:value-type="float" office:value="12141.5" calcext:value-type="float">
            <text:p>12141.5</text:p>
          </table:table-cell>
          <table:table-cell table:number-columns-repeated="1009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845273" calcext:value-type="float">
            <text:p>0.845273</text:p>
          </table:table-cell>
          <table:table-cell office:value-type="float" office:value="55180.4" calcext:value-type="float">
            <text:p>55180.4</text:p>
          </table:table-cell>
          <table:table-cell office:value-type="float" office:value="39308.8" calcext:value-type="float">
            <text:p>39308.8</text:p>
          </table:table-cell>
          <table:table-cell office:value-type="float" office:value="56569" calcext:value-type="float">
            <text:p>56569</text:p>
          </table:table-cell>
          <table:table-cell office:value-type="float" office:value="52997" calcext:value-type="float">
            <text:p>52997</text:p>
          </table:table-cell>
          <table:table-cell table:formula="of:=STDEV([.E56:.F56])" office:value-type="float" office:value="2525.78542239835" calcext:value-type="float">
            <text:p>2525.78542239835</text:p>
          </table:table-cell>
          <table:table-cell table:formula="of:=AVERAGE([.E56:.F56])" office:value-type="float" office:value="54783" calcext:value-type="float">
            <text:p>54783</text:p>
          </table:table-cell>
          <table:table-cell office:value-type="float" office:value="0.221109" calcext:value-type="float">
            <text:p>0.221109</text:p>
          </table:table-cell>
          <table:table-cell office:value-type="float" office:value="16835.6" calcext:value-type="float">
            <text:p>16835.6</text:p>
          </table:table-cell>
          <table:table-cell office:value-type="float" office:value="8626.2" calcext:value-type="float">
            <text:p>8626.2</text:p>
          </table:table-cell>
          <table:table-cell office:value-type="float" office:value="30128" calcext:value-type="float">
            <text:p>30128</text:p>
          </table:table-cell>
          <table:table-cell office:value-type="float" office:value="10828" calcext:value-type="float">
            <text:p>10828</text:p>
          </table:table-cell>
          <table:table-cell table:formula="of:=STDEV([.L56:.M56])" office:value-type="float" office:value="13647.1608769004" calcext:value-type="float">
            <text:p>13647.1608769004</text:p>
          </table:table-cell>
          <table:table-cell table:formula="of:=AVERAGE([.L56:.M56])" office:value-type="float" office:value="20478" calcext:value-type="float">
            <text:p>20478</text:p>
          </table:table-cell>
          <table:table-cell table:number-columns-repeated="100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904568" calcext:value-type="float">
            <text:p>0.904568</text:p>
          </table:table-cell>
          <table:table-cell office:value-type="float" office:value="55950.4" calcext:value-type="float">
            <text:p>55950.4</text:p>
          </table:table-cell>
          <table:table-cell office:value-type="float" office:value="40451.8" calcext:value-type="float">
            <text:p>40451.8</text:p>
          </table:table-cell>
          <table:table-cell office:value-type="float" office:value="57156" calcext:value-type="float">
            <text:p>57156</text:p>
          </table:table-cell>
          <table:table-cell office:value-type="float" office:value="55155" calcext:value-type="float">
            <text:p>55155</text:p>
          </table:table-cell>
          <table:table-cell table:formula="of:=STDEV([.E57:.F57])" office:value-type="float" office:value="1414.92066915428" calcext:value-type="float">
            <text:p>1414.92066915428</text:p>
          </table:table-cell>
          <table:table-cell table:formula="of:=AVERAGE([.E57:.F57])" office:value-type="float" office:value="56155.5" calcext:value-type="float">
            <text:p>56155.5</text:p>
          </table:table-cell>
          <table:table-cell office:value-type="float" office:value="0.211449" calcext:value-type="float">
            <text:p>0.211449</text:p>
          </table:table-cell>
          <table:table-cell office:value-type="float" office:value="14728.8" calcext:value-type="float">
            <text:p>14728.8</text:p>
          </table:table-cell>
          <table:table-cell office:value-type="float" office:value="9000" calcext:value-type="float">
            <text:p>9000</text:p>
          </table:table-cell>
          <table:table-cell office:value-type="float" office:value="20051" calcext:value-type="float">
            <text:p>20051</text:p>
          </table:table-cell>
          <table:table-cell office:value-type="float" office:value="8283" calcext:value-type="float">
            <text:p>8283</text:p>
          </table:table-cell>
          <table:table-cell table:formula="of:=STDEV([.L57:.M57])" office:value-type="float" office:value="8321.23260100329" calcext:value-type="float">
            <text:p>8321.23260100329</text:p>
          </table:table-cell>
          <table:table-cell table:formula="of:=AVERAGE([.L57:.M57])" office:value-type="float" office:value="14167" calcext:value-type="float">
            <text:p>14167</text:p>
          </table:table-cell>
          <table:table-cell table:number-columns-repeated="100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831744" calcext:value-type="float">
            <text:p>0.831744</text:p>
          </table:table-cell>
          <table:table-cell office:value-type="float" office:value="54742.4" calcext:value-type="float">
            <text:p>54742.4</text:p>
          </table:table-cell>
          <table:table-cell office:value-type="float" office:value="40996.2" calcext:value-type="float">
            <text:p>40996.2</text:p>
          </table:table-cell>
          <table:table-cell office:value-type="float" office:value="59113" calcext:value-type="float">
            <text:p>59113</text:p>
          </table:table-cell>
          <table:table-cell office:value-type="float" office:value="49576" calcext:value-type="float">
            <text:p>49576</text:p>
          </table:table-cell>
          <table:table-cell table:formula="of:=STDEV([.E58:.F58])" office:value-type="float" office:value="6743.6773721761" calcext:value-type="float">
            <text:p>6743.6773721761</text:p>
          </table:table-cell>
          <table:table-cell table:formula="of:=AVERAGE([.E58:.F58])" office:value-type="float" office:value="54344.5" calcext:value-type="float">
            <text:p>54344.5</text:p>
          </table:table-cell>
          <table:table-cell office:value-type="float" office:value="0.242248" calcext:value-type="float">
            <text:p>0.242248</text:p>
          </table:table-cell>
          <table:table-cell office:value-type="float" office:value="17298.8" calcext:value-type="float">
            <text:p>17298.8</text:p>
          </table:table-cell>
          <table:table-cell office:value-type="float" office:value="9865.4" calcext:value-type="float">
            <text:p>9865.4</text:p>
          </table:table-cell>
          <table:table-cell office:value-type="float" office:value="25094" calcext:value-type="float">
            <text:p>25094</text:p>
          </table:table-cell>
          <table:table-cell office:value-type="float" office:value="6566" calcext:value-type="float">
            <text:p>6566</text:p>
          </table:table-cell>
          <table:table-cell table:formula="of:=STDEV([.L58:.M58])" office:value-type="float" office:value="13101.2744418244" calcext:value-type="float">
            <text:p>13101.2744418244</text:p>
          </table:table-cell>
          <table:table-cell table:formula="of:=AVERAGE([.L58:.M58])" office:value-type="float" office:value="15830" calcext:value-type="float">
            <text:p>15830</text:p>
          </table:table-cell>
          <table:table-cell table:number-columns-repeated="100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917189" calcext:value-type="float">
            <text:p>0.917189</text:p>
          </table:table-cell>
          <table:table-cell office:value-type="float" office:value="58348.2" calcext:value-type="float">
            <text:p>58348.2</text:p>
          </table:table-cell>
          <table:table-cell office:value-type="float" office:value="44689.6" calcext:value-type="float">
            <text:p>44689.6</text:p>
          </table:table-cell>
          <table:table-cell office:value-type="float" office:value="64449" calcext:value-type="float">
            <text:p>64449</text:p>
          </table:table-cell>
          <table:table-cell office:value-type="float" office:value="53382" calcext:value-type="float">
            <text:p>53382</text:p>
          </table:table-cell>
          <table:table-cell table:formula="of:=STDEV([.E59:.F59])" office:value-type="float" office:value="7825.55074739152" calcext:value-type="float">
            <text:p>7825.55074739152</text:p>
          </table:table-cell>
          <table:table-cell table:formula="of:=AVERAGE([.E59:.F59])" office:value-type="float" office:value="58915.5" calcext:value-type="float">
            <text:p>58915.5</text:p>
          </table:table-cell>
          <table:table-cell office:value-type="float" office:value="0.237474" calcext:value-type="float">
            <text:p>0.237474</text:p>
          </table:table-cell>
          <table:table-cell office:value-type="float" office:value="16939.4" calcext:value-type="float">
            <text:p>16939.4</text:p>
          </table:table-cell>
          <table:table-cell office:value-type="float" office:value="9352.6" calcext:value-type="float">
            <text:p>9352.6</text:p>
          </table:table-cell>
          <table:table-cell office:value-type="float" office:value="23026" calcext:value-type="float">
            <text:p>23026</text:p>
          </table:table-cell>
          <table:table-cell office:value-type="float" office:value="12843" calcext:value-type="float">
            <text:p>12843</text:p>
          </table:table-cell>
          <table:table-cell table:formula="of:=STDEV([.L59:.M59])" office:value-type="float" office:value="7200.46835282261" calcext:value-type="float">
            <text:p>7200.46835282261</text:p>
          </table:table-cell>
          <table:table-cell table:formula="of:=AVERAGE([.L59:.M59])" office:value-type="float" office:value="17934.5" calcext:value-type="float">
            <text:p>17934.5</text:p>
          </table:table-cell>
          <table:table-cell table:number-columns-repeated="1009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792333" calcext:value-type="float">
            <text:p>0.792333</text:p>
          </table:table-cell>
          <table:table-cell office:value-type="float" office:value="56624.2" calcext:value-type="float">
            <text:p>56624.2</text:p>
          </table:table-cell>
          <table:table-cell office:value-type="float" office:value="41083.6" calcext:value-type="float">
            <text:p>41083.6</text:p>
          </table:table-cell>
          <table:table-cell office:value-type="float" office:value="57809" calcext:value-type="float">
            <text:p>57809</text:p>
          </table:table-cell>
          <table:table-cell office:value-type="float" office:value="53341" calcext:value-type="float">
            <text:p>53341</text:p>
          </table:table-cell>
          <table:table-cell table:formula="of:=STDEV([.E60:.F60])" office:value-type="float" office:value="3159.35309834149" calcext:value-type="float">
            <text:p>3159.35309834149</text:p>
          </table:table-cell>
          <table:table-cell table:formula="of:=AVERAGE([.E60:.F60])" office:value-type="float" office:value="55575" calcext:value-type="float">
            <text:p>55575</text:p>
          </table:table-cell>
          <table:table-cell office:value-type="float" office:value="0.229932" calcext:value-type="float">
            <text:p>0.229932</text:p>
          </table:table-cell>
          <table:table-cell office:value-type="float" office:value="19930.8" calcext:value-type="float">
            <text:p>19930.8</text:p>
          </table:table-cell>
          <table:table-cell office:value-type="float" office:value="9114.6" calcext:value-type="float">
            <text:p>9114.6</text:p>
          </table:table-cell>
          <table:table-cell office:value-type="float" office:value="32308" calcext:value-type="float">
            <text:p>32308</text:p>
          </table:table-cell>
          <table:table-cell office:value-type="float" office:value="11006" calcext:value-type="float">
            <text:p>11006</text:p>
          </table:table-cell>
          <table:table-cell table:formula="of:=STDEV([.L60:.M60])" office:value-type="float" office:value="15062.7886528358" calcext:value-type="float">
            <text:p>15062.7886528358</text:p>
          </table:table-cell>
          <table:table-cell table:formula="of:=AVERAGE([.L60:.M60])" office:value-type="float" office:value="21657" calcext:value-type="float">
            <text:p>21657</text:p>
          </table:table-cell>
          <table:table-cell table:number-columns-repeated="100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07884" calcext:value-type="float">
            <text:p>0.807884</text:p>
          </table:table-cell>
          <table:table-cell office:value-type="float" office:value="60392.6" calcext:value-type="float">
            <text:p>60392.6</text:p>
          </table:table-cell>
          <table:table-cell office:value-type="float" office:value="41087" calcext:value-type="float">
            <text:p>41087</text:p>
          </table:table-cell>
          <table:table-cell office:value-type="float" office:value="64201" calcext:value-type="float">
            <text:p>64201</text:p>
          </table:table-cell>
          <table:table-cell office:value-type="float" office:value="56390" calcext:value-type="float">
            <text:p>56390</text:p>
          </table:table-cell>
          <table:table-cell table:formula="of:=STDEV([.E61:.F61])" office:value-type="float" office:value="5523.21106784812" calcext:value-type="float">
            <text:p>5523.21106784812</text:p>
          </table:table-cell>
          <table:table-cell table:formula="of:=AVERAGE([.E61:.F61])" office:value-type="float" office:value="60295.5" calcext:value-type="float">
            <text:p>60295.5</text:p>
          </table:table-cell>
          <table:table-cell office:value-type="float" office:value="0.239652" calcext:value-type="float">
            <text:p>0.239652</text:p>
          </table:table-cell>
          <table:table-cell office:value-type="float" office:value="19037" calcext:value-type="float">
            <text:p>19037</text:p>
          </table:table-cell>
          <table:table-cell office:value-type="float" office:value="9706.6" calcext:value-type="float">
            <text:p>9706.6</text:p>
          </table:table-cell>
          <table:table-cell office:value-type="float" office:value="32787" calcext:value-type="float">
            <text:p>32787</text:p>
          </table:table-cell>
          <table:table-cell office:value-type="float" office:value="9321" calcext:value-type="float">
            <text:p>9321</text:p>
          </table:table-cell>
          <table:table-cell table:formula="of:=STDEV([.L61:.M61])" office:value-type="float" office:value="16592.9677273235" calcext:value-type="float">
            <text:p>16592.9677273235</text:p>
          </table:table-cell>
          <table:table-cell table:formula="of:=AVERAGE([.L61:.M61])" office:value-type="float" office:value="21054" calcext:value-type="float">
            <text:p>2105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 table:formula="of:=AVERAGE([.G2:.G61])" office:value-type="float" office:value="2395.30065104339" calcext:value-type="float">
            <text:p>2395.30065104339</text:p>
          </table:table-cell>
          <table:table-cell table:style-name="ce1" table:formula="of:=AVERAGE([.H2:.H61])" office:value-type="float" office:value="29208.3" calcext:value-type="float">
            <text:p>29208.3</text:p>
          </table:table-cell>
          <table:table-cell table:number-columns-repeated="5"/>
          <table:table-cell table:style-name="ce1" table:formula="of:=AVERAGE([.N2:.N61])" office:value-type="float" office:value="5387.59977232956" calcext:value-type="float">
            <text:p>5387.59977232956</text:p>
          </table:table-cell>
          <table:table-cell table:style-name="ce1" table:formula="of:=AVERAGE([.O2:.O61])" office:value-type="float" office:value="9284.45833333333" calcext:value-type="float">
            <text:p>9284.45833333333</text:p>
          </table:table-cell>
          <table:table-cell table:number-columns-repeated="100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5:01:55.732407332</dc:date>
    <meta:editing-duration>PT50M26S</meta:editing-duration>
    <meta:editing-cycles>1</meta:editing-cycles>
    <meta:document-statistic meta:table-count="1" meta:cell-count="919" meta:object-count="0"/>
    <meta:generator>LibreOffice/6.2.8.2$Linux_X86_64 LibreOffice_project/20$Build-2</meta:generator>
  </office:meta>
</office:document-meta>
</file>